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2" style:family="table">
      <style:table-properties style:width="165.06mm" fo:margin-left="0mm" fo:margin-top="4.99mm" fo:margin-bottom="0mm" table:align="left"/>
    </style:style>
    <style:style style:name="Tabel2.A" style:family="table-column">
      <style:table-column-properties style:column-width="21.17mm"/>
    </style:style>
    <style:style style:name="Tabel2.B" style:family="table-column">
      <style:table-column-properties style:column-width="23mm"/>
    </style:style>
    <style:style style:name="Tabel2.C" style:family="table-column">
      <style:table-column-properties style:column-width="120.9mm"/>
    </style:style>
    <style:style style:name="Tabel2.A1" style:family="table-cell">
      <style:table-cell-properties fo:background-color="#000080" fo:padding="0.97mm" fo:border-left="0.8pt solid #000080" fo:border-right="none" fo:border-top="0.8pt solid #000080" fo:border-bottom="0.05pt solid #000080">
        <style:background-image/>
      </style:table-cell-properties>
    </style:style>
    <style:style style:name="Tabel2.B1" style:family="table-cell">
      <style:table-cell-properties fo:background-color="#000080" fo:padding="0.97mm" fo:border-left="0.05pt solid #000080" fo:border-right="none" fo:border-top="0.8pt solid #000080" fo:border-bottom="0.05pt solid #000080">
        <style:background-image/>
      </style:table-cell-properties>
    </style:style>
    <style:style style:name="Tabel2.C1" style:family="table-cell">
      <style:table-cell-properties fo:background-color="#000080" fo:padding="0.97mm" fo:border-left="0.05pt solid #000080" fo:border-right="0.8pt solid #000080" fo:border-top="0.8pt solid #000080" fo:border-bottom="0.05pt solid #000080">
        <style:background-image/>
      </style:table-cell-properties>
    </style:style>
    <style:style style:name="Tabel2.2" style:family="table-row">
      <style:table-row-properties fo:keep-together="always"/>
    </style:style>
    <style:style style:name="Tabel2.A2" style:family="table-cell">
      <style:table-cell-properties fo:background-color="#e6e6ff" fo:padding="0.97mm" fo:border-left="0.8pt solid #000080" fo:border-right="none" fo:border-top="0.3pt solid #000080" fo:border-bottom="0.3pt solid #000080">
        <style:background-image/>
      </style:table-cell-properties>
    </style:style>
    <style:style style:name="Tabel2.B2" style:family="table-cell">
      <style:table-cell-properties fo:background-color="#e6e6ff" fo:padding="0.97mm" fo:border-left="0.05pt solid #000080" fo:border-right="none" fo:border-top="0.05pt solid #000080" fo:border-bottom="0.3pt solid #000080">
        <style:background-image/>
      </style:table-cell-properties>
    </style:style>
    <style:style style:name="Tabel2.C2" style:family="table-cell">
      <style:table-cell-properties fo:background-color="#e6e6ff" fo:padding="0.97mm" fo:border-left="0.05pt solid #000080" fo:border-right="0.8pt solid #000080" fo:border-top="0.05pt solid #000080" fo:border-bottom="0.3pt solid #000080">
        <style:background-image/>
      </style:table-cell-properties>
    </style:style>
    <style:style style:name="Tabel2.A3" style:family="table-cell">
      <style:table-cell-properties fo:background-color="#e6e6ff" fo:padding="0.97mm" fo:border-left="0.8pt solid #000080" fo:border-right="none" fo:border-top="none" fo:border-bottom="0.3pt solid #000080">
        <style:background-image/>
      </style:table-cell-properties>
    </style:style>
    <style:style style:name="Tabel2.B3" style:family="table-cell">
      <style:table-cell-properties fo:background-color="#e6e6ff" fo:padding="0.97mm" fo:border-left="0.05pt solid #000080" fo:border-right="none" fo:border-top="none" fo:border-bottom="0.3pt solid #000080">
        <style:background-image/>
      </style:table-cell-properties>
    </style:style>
    <style:style style:name="Tabel2.C3" style:family="table-cell">
      <style:table-cell-properties fo:background-color="#e6e6ff" fo:padding="0.97mm" fo:border-left="0.05pt solid #000080" fo:border-right="0.8pt solid #000080" fo:border-top="none" fo:border-bottom="0.3pt solid #000080">
        <style:background-image/>
      </style:table-cell-properties>
    </style:style>
    <style:style style:name="Tabel2.A5" style:family="table-cell">
      <style:table-cell-properties fo:background-color="#e6e6ff" fo:padding="0.97mm" fo:border-left="0.8pt solid #000080" fo:border-right="none" fo:border-top="none" fo:border-bottom="0.8pt solid #000080">
        <style:background-image/>
      </style:table-cell-properties>
    </style:style>
    <style:style style:name="Tabel2.B5" style:family="table-cell">
      <style:table-cell-properties fo:background-color="#e6e6ff" fo:padding="0.97mm" fo:border-left="0.05pt solid #000080" fo:border-right="none" fo:border-top="none" fo:border-bottom="0.8pt solid #000080">
        <style:background-image/>
      </style:table-cell-properties>
    </style:style>
    <style:style style:name="Tabel2.C5" style:family="table-cell">
      <style:table-cell-properties fo:background-color="#e6e6ff" fo:padding="0.97mm" fo:border-left="0.05pt solid #000080" fo:border-right="0.8pt solid #000080" fo:border-top="none" fo:border-bottom="0.8pt solid #000080">
        <style:background-image/>
      </style:table-cell-properties>
    </style:style>
    <style:style style:name="Tabel2.A6" style:family="table-cell">
      <style:table-cell-properties fo:background-color="transparent" fo:padding="0.97mm" fo:border="none">
        <style:background-image/>
      </style:table-cell-properties>
    </style:style>
    <style:style style:name="Tabel5" style:family="table">
      <style:table-properties style:width="165.06mm" fo:margin-left="0mm" fo:margin-top="4.99mm" fo:margin-bottom="4.99mm" table:align="left"/>
    </style:style>
    <style:style style:name="Tabel5.A" style:family="table-column">
      <style:table-column-properties style:column-width="18.93mm"/>
    </style:style>
    <style:style style:name="Tabel5.B" style:family="table-column">
      <style:table-column-properties style:column-width="19.95mm"/>
    </style:style>
    <style:style style:name="Tabel5.C" style:family="table-column">
      <style:table-column-properties style:column-width="126.19mm"/>
    </style:style>
    <style:style style:name="Tabel5.A1" style:family="table-cell">
      <style:table-cell-properties fo:background-color="#000080" fo:padding="0.97mm" fo:border-left="0.8pt solid #000080" fo:border-right="none" fo:border-top="0.8pt solid #000080" fo:border-bottom="none">
        <style:background-image/>
      </style:table-cell-properties>
    </style:style>
    <style:style style:name="Tabel5.B1" style:family="table-cell">
      <style:table-cell-properties fo:background-color="#000080" fo:padding="0.97mm" fo:border-left="none" fo:border-right="none" fo:border-top="0.8pt solid #000080" fo:border-bottom="none">
        <style:background-image/>
      </style:table-cell-properties>
    </style:style>
    <style:style style:name="Tabel5.C1" style:family="table-cell">
      <style:table-cell-properties fo:background-color="#000080" fo:padding="0.97mm" fo:border-left="none" fo:border-right="0.8pt solid #000080" fo:border-top="0.8pt solid #000080" fo:border-bottom="none">
        <style:background-image/>
      </style:table-cell-properties>
    </style:style>
    <style:style style:name="Tabel5.2" style:family="table-row">
      <style:table-row-properties fo:keep-together="always"/>
    </style:style>
    <style:style style:name="Tabel5.A2" style:family="table-cell">
      <style:table-cell-properties fo:background-color="#e6e6ff" fo:padding="0.97mm" fo:border-left="0.8pt solid #000080" fo:border-right="none" fo:border-top="0.3pt solid #000080" fo:border-bottom="0.3pt solid #000080">
        <style:background-image/>
      </style:table-cell-properties>
    </style:style>
    <style:style style:name="Tabel5.B2" style:family="table-cell">
      <style:table-cell-properties fo:background-color="#e6e6ff" fo:padding="0.97mm" fo:border-left="0.05pt solid #000080" fo:border-right="none" fo:border-top="0.3pt solid #000080" fo:border-bottom="0.3pt solid #000080">
        <style:background-image/>
      </style:table-cell-properties>
    </style:style>
    <style:style style:name="Tabel5.C2" style:family="table-cell">
      <style:table-cell-properties fo:background-color="#e6e6ff" fo:padding="0.97mm" fo:border-left="0.05pt solid #000080" fo:border-right="0.05pt solid #000080" fo:border-top="0.05pt solid #000080" fo:border-bottom="0.3pt solid #000080">
        <style:background-image/>
      </style:table-cell-properties>
    </style:style>
    <style:style style:name="Tabel5.A3" style:family="table-cell">
      <style:table-cell-properties fo:background-color="#e6e6ff" fo:padding="0.97mm" fo:border-left="0.8pt solid #000080" fo:border-right="none" fo:border-top="none" fo:border-bottom="0.3pt solid #000080">
        <style:background-image/>
      </style:table-cell-properties>
    </style:style>
    <style:style style:name="Tabel5.B3" style:family="table-cell">
      <style:table-cell-properties fo:background-color="#e6e6ff" fo:padding="0.97mm" fo:border-left="0.05pt solid #000080" fo:border-right="none" fo:border-top="none" fo:border-bottom="0.3pt solid #000080">
        <style:background-image/>
      </style:table-cell-properties>
    </style:style>
    <style:style style:name="Tabel5.C3" style:family="table-cell">
      <style:table-cell-properties fo:background-color="#e6e6ff" fo:padding="0.97mm" fo:border-left="0.05pt solid #000080" fo:border-right="0.05pt solid #000080" fo:border-top="none" fo:border-bottom="0.3pt solid #000080">
        <style:background-image/>
      </style:table-cell-properties>
    </style:style>
    <style:style style:name="Tabel5.A4" style:family="table-cell">
      <style:table-cell-properties fo:background-color="#e6e6ff" fo:padding="0.97mm" fo:border-left="0.8pt solid #000080" fo:border-right="none" fo:border-top="none" fo:border-bottom="0.8pt solid #000080">
        <style:background-image/>
      </style:table-cell-properties>
    </style:style>
    <style:style style:name="Tabel5.B4" style:family="table-cell">
      <style:table-cell-properties fo:background-color="#e6e6ff" fo:padding="0.97mm" fo:border-left="0.05pt solid #000080" fo:border-right="none" fo:border-top="none" fo:border-bottom="0.8pt solid #000080">
        <style:background-image/>
      </style:table-cell-properties>
    </style:style>
    <style:style style:name="Tabel5.C4" style:family="table-cell">
      <style:table-cell-properties fo:background-color="#e6e6ff" fo:padding="0.97mm" fo:border-left="0.05pt solid #000080" fo:border-right="0.05pt solid #000080" fo:border-top="none" fo:border-bottom="0.8pt solid #000080">
        <style:background-image/>
      </style:table-cell-properties>
    </style:style>
    <style:style style:name="Tabel5.A5" style:family="table-cell">
      <style:table-cell-properties fo:padding="0.97mm" fo:border="none"/>
    </style:style>
    <style:style style:name="Tabel4" style:family="table">
      <style:table-properties style:width="165.06mm" fo:margin-left="0mm" fo:margin-top="4.99mm" fo:margin-bottom="4.99mm" table:align="left"/>
    </style:style>
    <style:style style:name="Tabel4.A" style:family="table-column">
      <style:table-column-properties style:column-width="45.38mm"/>
    </style:style>
    <style:style style:name="Tabel4.B" style:family="table-column">
      <style:table-column-properties style:column-width="53.53mm"/>
    </style:style>
    <style:style style:name="Tabel4.C" style:family="table-column">
      <style:table-column-properties style:column-width="16.69mm"/>
    </style:style>
    <style:style style:name="Tabel4.D" style:family="table-column">
      <style:table-column-properties style:column-width="49.46mm"/>
    </style:style>
    <style:style style:name="Tabel4.A1" style:family="table-cell">
      <style:table-cell-properties fo:background-color="#000080" fo:padding="0.97mm" fo:border-left="0.8pt solid #000080" fo:border-right="none" fo:border-top="0.8pt solid #000080" fo:border-bottom="none">
        <style:background-image/>
      </style:table-cell-properties>
    </style:style>
    <style:style style:name="Tabel4.B1" style:family="table-cell">
      <style:table-cell-properties fo:background-color="#000080" fo:padding="0.97mm" fo:border-left="none" fo:border-right="none" fo:border-top="0.8pt solid #000080" fo:border-bottom="none">
        <style:background-image/>
      </style:table-cell-properties>
    </style:style>
    <style:style style:name="Tabel4.D1" style:family="table-cell">
      <style:table-cell-properties fo:background-color="#000080" fo:padding="0.97mm" fo:border-left="none" fo:border-right="0.8pt solid #000080" fo:border-top="0.8pt solid #000080" fo:border-bottom="none">
        <style:background-image/>
      </style:table-cell-properties>
    </style:style>
    <style:style style:name="Tabel4.2" style:family="table-row">
      <style:table-row-properties fo:keep-together="always"/>
    </style:style>
    <style:style style:name="Tabel4.A2" style:family="table-cell">
      <style:table-cell-properties fo:background-color="#e6e6ff" fo:padding="0.97mm" fo:border-left="0.8pt solid #000080" fo:border-right="none" fo:border-top="0.3pt solid #000080" fo:border-bottom="0.3pt solid #000080">
        <style:background-image/>
      </style:table-cell-properties>
    </style:style>
    <style:style style:name="Tabel4.B2" style:family="table-cell">
      <style:table-cell-properties fo:background-color="#e6e6ff" fo:padding="0.97mm" fo:border-left="0.05pt solid #000080" fo:border-right="none" fo:border-top="0.3pt solid #000080" fo:border-bottom="0.3pt solid #000080">
        <style:background-image/>
      </style:table-cell-properties>
    </style:style>
    <style:style style:name="Tabel4.C2" style:family="table-cell">
      <style:table-cell-properties fo:background-color="#e6e6ff" fo:padding="0.97mm" fo:border-left="0.05pt solid #000080" fo:border-right="none" fo:border-top="0.05pt solid #000080" fo:border-bottom="0.3pt solid #000080">
        <style:background-image/>
      </style:table-cell-properties>
    </style:style>
    <style:style style:name="Tabel4.D2" style:family="table-cell">
      <style:table-cell-properties fo:background-color="#e6e6ff" fo:padding="0.97mm" fo:border-left="0.05pt solid #000080" fo:border-right="0.8pt solid #000080" fo:border-top="0.05pt solid #000080" fo:border-bottom="0.3pt solid #000080">
        <style:background-image/>
      </style:table-cell-properties>
    </style:style>
    <style:style style:name="Tabel4.A3" style:family="table-cell">
      <style:table-cell-properties fo:background-color="#e6e6ff" fo:padding="0.97mm" fo:border-left="0.8pt solid #000080" fo:border-right="none" fo:border-top="none" fo:border-bottom="0.3pt solid #000080">
        <style:background-image/>
      </style:table-cell-properties>
    </style:style>
    <style:style style:name="Tabel4.B3" style:family="table-cell">
      <style:table-cell-properties fo:background-color="#e6e6ff" fo:padding="0.97mm" fo:border-left="0.05pt solid #000080" fo:border-right="none" fo:border-top="none" fo:border-bottom="0.3pt solid #000080">
        <style:background-image/>
      </style:table-cell-properties>
    </style:style>
    <style:style style:name="Tabel4.D3" style:family="table-cell">
      <style:table-cell-properties fo:background-color="#e6e6ff" fo:padding="0.97mm" fo:border-left="0.05pt solid #000080" fo:border-right="0.8pt solid #000080" fo:border-top="none" fo:border-bottom="0.3pt solid #000080">
        <style:background-image/>
      </style:table-cell-properties>
    </style:style>
    <style:style style:name="Tabel4.A6" style:family="table-cell">
      <style:table-cell-properties fo:background-color="#e6e6ff" fo:padding="0.97mm" fo:border-left="0.8pt solid #000080" fo:border-right="none" fo:border-top="none" fo:border-bottom="0.8pt solid #000080">
        <style:background-image/>
      </style:table-cell-properties>
    </style:style>
    <style:style style:name="Tabel4.B6" style:family="table-cell">
      <style:table-cell-properties fo:background-color="#e6e6ff" fo:padding="0.97mm" fo:border-left="0.05pt solid #000080" fo:border-right="none" fo:border-top="none" fo:border-bottom="0.8pt solid #000080">
        <style:background-image/>
      </style:table-cell-properties>
    </style:style>
    <style:style style:name="Tabel4.D6" style:family="table-cell">
      <style:table-cell-properties fo:background-color="#e6e6ff" fo:padding="0.97mm" fo:border-left="0.05pt solid #000080" fo:border-right="0.8pt solid #000080" fo:border-top="none" fo:border-bottom="0.8pt solid #000080">
        <style:background-image/>
      </style:table-cell-properties>
    </style:style>
    <style:style style:name="Tabel4.A7" style:family="table-cell">
      <style:table-cell-properties fo:padding="0.97mm" fo:border="none"/>
    </style:style>
    <style:style style:name="Tabel1" style:family="table">
      <style:table-properties style:width="165.06mm" fo:margin-left="0mm" fo:margin-top="4.99mm" fo:margin-bottom="4.99mm" table:align="left"/>
    </style:style>
    <style:style style:name="Tabel1.A" style:family="table-column">
      <style:table-column-properties style:column-width="32.77mm"/>
    </style:style>
    <style:style style:name="Tabel1.B" style:family="table-column">
      <style:table-column-properties style:column-width="45.58mm"/>
    </style:style>
    <style:style style:name="Tabel1.C" style:family="table-column">
      <style:table-column-properties style:column-width="86.71mm"/>
    </style:style>
    <style:style style:name="Tabel1.A1" style:family="table-cell">
      <style:table-cell-properties fo:background-color="#000080" fo:padding="0.97mm" fo:border-left="0.8pt solid #000080" fo:border-right="none" fo:border-top="0.8pt solid #000080" fo:border-bottom="none">
        <style:background-image/>
      </style:table-cell-properties>
    </style:style>
    <style:style style:name="Tabel1.B1" style:family="table-cell">
      <style:table-cell-properties fo:background-color="#000080" fo:padding="0.97mm" fo:border-left="0.05pt solid #000080" fo:border-right="none" fo:border-top="0.8pt solid #000080" fo:border-bottom="none">
        <style:background-image/>
      </style:table-cell-properties>
    </style:style>
    <style:style style:name="Tabel1.C1" style:family="table-cell">
      <style:table-cell-properties fo:background-color="#000080" fo:padding="0.97mm" fo:border-left="0.05pt solid #000080" fo:border-right="0.8pt solid #000080" fo:border-top="0.8pt solid #000080" fo:border-bottom="none">
        <style:background-image/>
      </style:table-cell-properties>
    </style:style>
    <style:style style:name="Tabel1.2" style:family="table-row">
      <style:table-row-properties fo:keep-together="always"/>
    </style:style>
    <style:style style:name="Tabel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1.B2" style:family="table-cell">
      <style:table-cell-properties fo:background-color="#e6e6ff" fo:padding="0.97mm" fo:border-left="0.05pt solid #000080" fo:border-right="none" fo:border-top="0.05pt solid #000080" fo:border-bottom="none">
        <style:background-image/>
      </style:table-cell-properties>
    </style:style>
    <style:style style:name="Tabel1.C2" style:family="table-cell">
      <style:table-cell-properties fo:background-color="#e6e6ff" fo:padding="0.97mm" fo:border-left="0.05pt solid #000080" fo:border-right="0.8pt solid #000080" fo:border-top="0.05pt solid #000080" fo:border-bottom="none">
        <style:background-image/>
      </style:table-cell-properties>
    </style:style>
    <style:style style:name="Tabel1.B3" style:family="table-cell">
      <style:table-cell-properties fo:background-color="#e6e6ff" fo:padding="0.97mm" fo:border-left="0.05pt solid #000080" fo:border-right="none" fo:border-top="none" fo:border-bottom="0.3pt solid #000080">
        <style:background-image/>
      </style:table-cell-properties>
    </style:style>
    <style:style style:name="Tabel1.C3"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4" style:family="table-cell">
      <style:table-cell-properties fo:background-color="#e6e6ff" fo:padding="0.97mm" fo:border-left="0.8pt solid #000080" fo:border-right="none" fo:border-top="none" fo:border-bottom="0.3pt solid #000080">
        <style:background-image/>
      </style:table-cell-properties>
    </style:style>
    <style:style style:name="Tabel1.B4" style:family="table-cell">
      <style:table-cell-properties fo:background-color="#e6e6ff" fo:padding="0.97mm" fo:border-left="0.05pt solid #000080" fo:border-right="none" fo:border-top="none" fo:border-bottom="0.3pt solid #000080">
        <style:background-image/>
      </style:table-cell-properties>
    </style:style>
    <style:style style:name="Tabel1.C4"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5" style:family="table-cell">
      <style:table-cell-properties fo:background-color="#e6e6ff" fo:padding="0.97mm" fo:border-left="0.8pt solid #000080" fo:border-right="none" fo:border-top="none" fo:border-bottom="0.3pt solid #000080">
        <style:background-image/>
      </style:table-cell-properties>
    </style:style>
    <style:style style:name="Tabel1.B5" style:family="table-cell">
      <style:table-cell-properties fo:background-color="#e6e6ff" fo:padding="0.97mm" fo:border-left="0.05pt solid #000080" fo:border-right="none" fo:border-top="none" fo:border-bottom="0.3pt solid #000080">
        <style:background-image/>
      </style:table-cell-properties>
    </style:style>
    <style:style style:name="Tabel1.C5"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6" style:family="table-cell">
      <style:table-cell-properties fo:background-color="#e6e6ff" fo:padding="0.97mm" fo:border-left="0.8pt solid #000080" fo:border-right="none" fo:border-top="none" fo:border-bottom="0.3pt solid #000080">
        <style:background-image/>
      </style:table-cell-properties>
    </style:style>
    <style:style style:name="Tabel1.B6" style:family="table-cell">
      <style:table-cell-properties fo:background-color="#e6e6ff" fo:padding="0.97mm" fo:border-left="0.05pt solid #000080" fo:border-right="none" fo:border-top="none" fo:border-bottom="0.3pt solid #000080">
        <style:background-image/>
      </style:table-cell-properties>
    </style:style>
    <style:style style:name="Tabel1.C6"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7" style:family="table-cell">
      <style:table-cell-properties fo:background-color="#e6e6ff" fo:padding="0.97mm" fo:border-left="0.8pt solid #000080" fo:border-right="none" fo:border-top="none" fo:border-bottom="0.3pt solid #000080">
        <style:background-image/>
      </style:table-cell-properties>
    </style:style>
    <style:style style:name="Tabel1.B7" style:family="table-cell">
      <style:table-cell-properties fo:background-color="#e6e6ff" fo:padding="0.97mm" fo:border-left="0.05pt solid #000080" fo:border-right="none" fo:border-top="none" fo:border-bottom="0.3pt solid #000080">
        <style:background-image/>
      </style:table-cell-properties>
    </style:style>
    <style:style style:name="Tabel1.C7"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8" style:family="table-cell">
      <style:table-cell-properties fo:background-color="#e6e6ff" fo:padding="0.97mm" fo:border-left="0.8pt solid #000080" fo:border-right="none" fo:border-top="none" fo:border-bottom="0.3pt solid #000080">
        <style:background-image/>
      </style:table-cell-properties>
    </style:style>
    <style:style style:name="Tabel1.B8" style:family="table-cell">
      <style:table-cell-properties fo:background-color="#e6e6ff" fo:padding="0.97mm" fo:border-left="0.05pt solid #000080" fo:border-right="none" fo:border-top="none" fo:border-bottom="0.3pt solid #000080">
        <style:background-image/>
      </style:table-cell-properties>
    </style:style>
    <style:style style:name="Tabel1.C8" style:family="table-cell">
      <style:table-cell-properties fo:background-color="#e6e6ff" fo:padding="0.97mm" fo:border-left="0.05pt solid #000080" fo:border-right="0.8pt solid #000080" fo:border-top="none" fo:border-bottom="0.3pt solid #000080">
        <style:background-image/>
      </style:table-cell-properties>
    </style:style>
    <style:style style:name="Tabel1.A9" style:family="table-cell">
      <style:table-cell-properties fo:background-color="#e6e6ff" fo:padding="0.97mm" fo:border-left="0.8pt solid #000080" fo:border-right="none" fo:border-top="none" fo:border-bottom="0.8pt solid #000080">
        <style:background-image/>
      </style:table-cell-properties>
    </style:style>
    <style:style style:name="Tabel1.B9" style:family="table-cell">
      <style:table-cell-properties fo:background-color="#e6e6ff" fo:padding="0.97mm" fo:border-left="0.05pt solid #000080" fo:border-right="none" fo:border-top="none" fo:border-bottom="0.8pt solid #000080">
        <style:background-image/>
      </style:table-cell-properties>
    </style:style>
    <style:style style:name="Tabel1.C9" style:family="table-cell">
      <style:table-cell-properties fo:background-color="#e6e6ff" fo:padding="0.97mm" fo:border-left="0.05pt solid #000080" fo:border-right="0.8pt solid #000080" fo:border-top="none" fo:border-bottom="0.8pt solid #000080">
        <style:background-image/>
      </style:table-cell-properties>
    </style:style>
    <style:style style:name="Tabel1.A10" style:family="table-cell">
      <style:table-cell-properties fo:padding="0.97mm" fo:border="none"/>
    </style:style>
    <style:style style:name="Table1" style:family="table">
      <style:table-properties style:width="165.01mm" fo:margin-top="4.99mm" fo:margin-bottom="4.99mm" table:align="center" fo:keep-with-next="always" style:may-break-between-rows="true"/>
    </style:style>
    <style:style style:name="Table1.A" style:family="table-column">
      <style:table-column-properties style:column-width="27.66mm"/>
    </style:style>
    <style:style style:name="Table1.B" style:family="table-column">
      <style:table-column-properties style:column-width="41.72mm"/>
    </style:style>
    <style:style style:name="Table1.C" style:family="table-column">
      <style:table-column-properties style:column-width="95.64mm"/>
    </style:style>
    <style:style style:name="Table1.1" style:family="table-row">
      <style:table-row-properties style:min-row-height="0.02mm" fo:keep-together="always"/>
    </style:style>
    <style:style style:name="Table1.A1" style:family="table-cell">
      <style:table-cell-properties fo:background-color="#000080" fo:padding-left="1.01mm" fo:padding-right="1.01mm" fo:padding-top="0mm" fo:padding-bottom="1.01mm" fo:border-left="0.8pt solid #000080" fo:border-right="none" fo:border-top="0.8pt solid #000080" fo:border-bottom="none">
        <style:background-image/>
      </style:table-cell-properties>
    </style:style>
    <style:style style:name="Table1.B1" style:family="table-cell">
      <style:table-cell-properties fo:background-color="#000080" fo:padding-left="1.01mm" fo:padding-right="1.01mm" fo:padding-top="0mm" fo:padding-bottom="1.01mm" fo:border-left="0.05pt solid #000080" fo:border-right="none" fo:border-top="0.8pt solid #000080" fo:border-bottom="none">
        <style:background-image/>
      </style:table-cell-properties>
    </style:style>
    <style:style style:name="Table1.C1" style:family="table-cell">
      <style:table-cell-properties fo:background-color="#000080" fo:padding-left="1.01mm" fo:padding-right="1.01mm" fo:padding-top="0mm" fo:padding-bottom="1.01mm" fo:border-left="0.05pt solid #000080" fo:border-right="0.8pt solid #000080" fo:border-top="0.8pt solid #000080" fo:border-bottom="none">
        <style:background-image/>
      </style:table-cell-properties>
    </style:style>
    <style:style style:name="Table1.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le1.B2" style:family="table-cell">
      <style:table-cell-properties fo:background-color="#e6e6ff" fo:padding="0.97mm" fo:border-left="0.05pt solid #000080" fo:border-right="none" fo:border-top="0.05pt solid #000080" fo:border-bottom="none">
        <style:background-image/>
      </style:table-cell-properties>
    </style:style>
    <style:style style:name="Table1.C2" style:family="table-cell">
      <style:table-cell-properties fo:background-color="#e6e6ff" fo:padding="0.97mm" fo:border-left="0.05pt solid #000080" fo:border-right="0.8pt solid #000080" fo:border-top="0.05pt solid #000080" fo:border-bottom="none">
        <style:background-image/>
      </style:table-cell-properties>
    </style:style>
    <style:style style:name="Table1.B3" style:family="table-cell">
      <style:table-cell-properties fo:background-color="#e6e6ff" fo:padding="0.97mm" fo:border-left="0.05pt solid #000080" fo:border-right="none" fo:border-top="none" fo:border-bottom="none">
        <style:background-image/>
      </style:table-cell-properties>
    </style:style>
    <style:style style:name="Table1.C3" style:family="table-cell">
      <style:table-cell-properties fo:background-color="#e6e6ff" fo:padding="0.97mm" fo:border-left="0.05pt solid #000080" fo:border-right="0.8pt solid #000080" fo:border-top="none" fo:border-bottom="none">
        <style:background-image/>
      </style:table-cell-properties>
    </style:style>
    <style:style style:name="Table1.B4" style:family="table-cell">
      <style:table-cell-properties fo:background-color="#e6e6ff" fo:padding="0.97mm" fo:border-left="0.05pt solid #000080" fo:border-right="none" fo:border-top="none" fo:border-bottom="none">
        <style:background-image/>
      </style:table-cell-properties>
    </style:style>
    <style:style style:name="Table1.C4" style:family="table-cell">
      <style:table-cell-properties fo:background-color="#e6e6ff" fo:padding="0.97mm" fo:border-left="0.05pt solid #000080" fo:border-right="0.8pt solid #000080" fo:border-top="none" fo:border-bottom="none">
        <style:background-image/>
      </style:table-cell-properties>
    </style:style>
    <style:style style:name="Table1.B5" style:family="table-cell">
      <style:table-cell-properties style:vertical-align="" fo:background-color="#e6e6ff" fo:padding="0.97mm" fo:border-left="0.05pt solid #000080" fo:border-right="none" fo:border-top="none" fo:border-bottom="none" style:writing-mode="lr-tb">
        <style:background-image/>
      </style:table-cell-properties>
    </style:style>
    <style:style style:name="Table1.C5" style:family="table-cell">
      <style:table-cell-properties style:vertical-align="" fo:background-color="#e6e6ff" fo:padding="0.97mm" fo:border-left="0.05pt solid #000080" fo:border-right="0.8pt solid #000080" fo:border-top="none" fo:border-bottom="none" style:writing-mode="lr-tb">
        <style:background-image/>
      </style:table-cell-properties>
    </style:style>
    <style:style style:name="Table1.B7" style:family="table-cell">
      <style:table-cell-properties fo:background-color="#e6e6ff" fo:padding="0.97mm" fo:border-left="0.05pt solid #000080" fo:border-right="none" fo:border-top="none" fo:border-bottom="none">
        <style:background-image/>
      </style:table-cell-properties>
    </style:style>
    <style:style style:name="Table1.C7" style:family="table-cell">
      <style:table-cell-properties fo:background-color="#e6e6ff" fo:padding="0.97mm" fo:border-left="0.05pt solid #000080" fo:border-right="0.8pt solid #000080" fo:border-top="none" fo:border-bottom="none">
        <style:background-image/>
      </style:table-cell-properties>
    </style:style>
    <style:style style:name="Table1.B8" style:family="table-cell">
      <style:table-cell-properties fo:background-color="#e6e6ff" fo:padding="0.97mm" fo:border-left="0.05pt solid #000080" fo:border-right="none" fo:border-top="none" fo:border-bottom="none">
        <style:background-image/>
      </style:table-cell-properties>
    </style:style>
    <style:style style:name="Table1.C8" style:family="table-cell">
      <style:table-cell-properties fo:background-color="#e6e6ff" fo:padding="0.97mm" fo:border-left="0.05pt solid #000080" fo:border-right="0.8pt solid #000080" fo:border-top="none" fo:border-bottom="none">
        <style:background-image/>
      </style:table-cell-properties>
    </style:style>
    <style:style style:name="Table1.B9" style:family="table-cell">
      <style:table-cell-properties fo:background-color="#e6e6ff" fo:padding="0.97mm" fo:border-left="0.05pt solid #000080" fo:border-right="none" fo:border-top="none" fo:border-bottom="0.3pt solid #000080">
        <style:background-image/>
      </style:table-cell-properties>
    </style:style>
    <style:style style:name="Table1.C9" style:family="table-cell">
      <style:table-cell-properties fo:background-color="#e6e6ff" fo:padding="0.97mm" fo:border-left="0.05pt solid #000080" fo:border-right="0.8pt solid #000080" fo:border-top="none" fo:border-bottom="0.3pt solid #000080">
        <style:background-image/>
      </style:table-cell-properties>
    </style:style>
    <style:style style:name="Table1.A10" style:family="table-cell">
      <style:table-cell-properties fo:background-color="#e6e6ff" fo:padding="0.97mm" fo:border-left="0.8pt solid #000080" fo:border-right="none" fo:border-top="none" fo:border-bottom="0.3pt solid #000080">
        <style:background-image/>
      </style:table-cell-properties>
    </style:style>
    <style:style style:name="Table1.B10" style:family="table-cell">
      <style:table-cell-properties fo:background-color="#e6e6ff" fo:padding="0.97mm" fo:border-left="0.05pt solid #000080" fo:border-right="none" fo:border-top="none" fo:border-bottom="none">
        <style:background-image/>
      </style:table-cell-properties>
    </style:style>
    <style:style style:name="Table1.C10" style:family="table-cell">
      <style:table-cell-properties fo:background-color="#e6e6ff" fo:padding="0.97mm" fo:border-left="0.05pt solid #000080" fo:border-right="0.8pt solid #000080" fo:border-top="none" fo:border-bottom="none">
        <style:background-image/>
      </style:table-cell-properties>
    </style:style>
    <style:style style:name="Table1.A11" style:family="table-cell">
      <style:table-cell-properties fo:background-color="#e6e6ff" fo:padding="0.97mm" fo:border-left="0.8pt solid #000080" fo:border-right="none" fo:border-top="none" fo:border-bottom="0.3pt solid #000080">
        <style:background-image/>
      </style:table-cell-properties>
    </style:style>
    <style:style style:name="Table1.B11" style:family="table-cell">
      <style:table-cell-properties fo:background-color="#e6e6ff" fo:padding="0.97mm" fo:border-left="0.05pt solid #000080" fo:border-right="none" fo:border-top="none" fo:border-bottom="none">
        <style:background-image/>
      </style:table-cell-properties>
    </style:style>
    <style:style style:name="Table1.C11" style:family="table-cell">
      <style:table-cell-properties fo:background-color="#e6e6ff" fo:padding="0.97mm" fo:border-left="0.05pt solid #000080" fo:border-right="0.8pt solid #000080" fo:border-top="none" fo:border-bottom="none">
        <style:background-image/>
      </style:table-cell-properties>
    </style:style>
    <style:style style:name="Table1.A12" style:family="table-cell">
      <style:table-cell-properties fo:background-color="#e6e6ff" fo:padding="0.97mm" fo:border-left="0.8pt solid #000080" fo:border-right="none" fo:border-top="none" fo:border-bottom="0.3pt solid #000080">
        <style:background-image/>
      </style:table-cell-properties>
    </style:style>
    <style:style style:name="Table1.B12" style:family="table-cell">
      <style:table-cell-properties fo:background-color="#e6e6ff" fo:padding="0.97mm" fo:border-left="0.05pt solid #000080" fo:border-right="none" fo:border-top="none" fo:border-bottom="0.3pt solid #000080">
        <style:background-image/>
      </style:table-cell-properties>
    </style:style>
    <style:style style:name="Table1.C12" style:family="table-cell">
      <style:table-cell-properties fo:background-color="#e6e6ff" fo:padding="0.97mm" fo:border-left="0.05pt solid #000080" fo:border-right="0.8pt solid #000080" fo:border-top="none" fo:border-bottom="0.3pt solid #000080">
        <style:background-image/>
      </style:table-cell-properties>
    </style:style>
    <style:style style:name="Table1.A13" style:family="table-cell">
      <style:table-cell-properties fo:background-color="#e6e6ff" fo:padding="0.97mm" fo:border-left="0.8pt solid #000080" fo:border-right="none" fo:border-top="none" fo:border-bottom="0.3pt solid #000080">
        <style:background-image/>
      </style:table-cell-properties>
    </style:style>
    <style:style style:name="Table1.B13" style:family="table-cell">
      <style:table-cell-properties fo:background-color="#e6e6ff" fo:padding="0.97mm" fo:border-left="0.05pt solid #000080" fo:border-right="none" fo:border-top="none" fo:border-bottom="none">
        <style:background-image/>
      </style:table-cell-properties>
    </style:style>
    <style:style style:name="Table1.C13"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4" style:family="table-cell">
      <style:table-cell-properties fo:background-color="#e6e6ff" fo:padding="0.97mm" fo:border-left="0.8pt solid #000080" fo:border-right="none" fo:border-top="none" fo:border-bottom="0.3pt solid #000080">
        <style:background-image/>
      </style:table-cell-properties>
    </style:style>
    <style:style style:name="Table1.B14" style:family="table-cell">
      <style:table-cell-properties fo:background-color="#e6e6ff" fo:padding="0.97mm" fo:border-left="0.05pt solid #000080" fo:border-right="none" fo:border-top="none" fo:border-bottom="none">
        <style:background-image/>
      </style:table-cell-properties>
    </style:style>
    <style:style style:name="Table1.C14"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5" style:family="table-cell">
      <style:table-cell-properties fo:background-color="#e6e6ff" fo:padding="0.97mm" fo:border-left="0.8pt solid #000080" fo:border-right="none" fo:border-top="none" fo:border-bottom="0.3pt solid #000080">
        <style:background-image/>
      </style:table-cell-properties>
    </style:style>
    <style:style style:name="Table1.B15" style:family="table-cell">
      <style:table-cell-properties fo:background-color="#e6e6ff" fo:padding="0.97mm" fo:border-left="0.05pt solid #000080" fo:border-right="none" fo:border-top="none" fo:border-bottom="0.3pt solid #000080">
        <style:background-image/>
      </style:table-cell-properties>
    </style:style>
    <style:style style:name="Table1.C15" style:family="table-cell">
      <style:table-cell-properties fo:background-color="#e6e6ff" fo:padding="0.97mm" fo:border-left="0.05pt solid #000080" fo:border-right="0.8pt solid #000080" fo:border-top="none" fo:border-bottom="0.3pt solid #000080" style:writing-mode="lr-tb">
        <style:background-image/>
      </style:table-cell-properties>
    </style:style>
    <style:style style:name="Table1.A16" style:family="table-cell">
      <style:table-cell-properties fo:background-color="#e6e6ff" fo:padding="0.97mm" fo:border-left="0.8pt solid #000080" fo:border-right="none" fo:border-top="none" fo:border-bottom="0.8pt solid #000080">
        <style:background-image/>
      </style:table-cell-properties>
    </style:style>
    <style:style style:name="Table1.B16" style:family="table-cell">
      <style:table-cell-properties fo:background-color="#e6e6ff" fo:padding="0.97mm" fo:border-left="0.05pt solid #000080" fo:border-right="none" fo:border-top="none" fo:border-bottom="0.8pt solid #000080">
        <style:background-image/>
      </style:table-cell-properties>
    </style:style>
    <style:style style:name="Table1.C16" style:family="table-cell">
      <style:table-cell-properties fo:background-color="#e6e6ff" fo:padding="0.97mm" fo:border-left="0.05pt solid #000080" fo:border-right="0.8pt solid #000080" fo:border-top="none" fo:border-bottom="0.8pt solid #000080">
        <style:background-image/>
      </style:table-cell-properties>
    </style:style>
    <style:style style:name="Table1.17" style:family="table-row">
      <style:table-row-properties fo:keep-together="always"/>
    </style:style>
    <style:style style:name="Table1.A17" style:family="table-cell">
      <style:table-cell-properties fo:padding="0.97mm" fo:border="none"/>
    </style:style>
    <style:style style:name="Tabel3" style:family="table">
      <style:table-properties style:width="165.01mm" fo:margin-top="4.99mm" fo:margin-bottom="0mm" table:align="center"/>
    </style:style>
    <style:style style:name="Tabel3.A" style:family="table-column">
      <style:table-column-properties style:column-width="27.66mm"/>
    </style:style>
    <style:style style:name="Tabel3.B" style:family="table-column">
      <style:table-column-properties style:column-width="41.72mm"/>
    </style:style>
    <style:style style:name="Tabel3.C" style:family="table-column">
      <style:table-column-properties style:column-width="95.64mm"/>
    </style:style>
    <style:style style:name="Tabel3.A1" style:family="table-cell">
      <style:table-cell-properties fo:background-color="#000080" fo:padding="0.97mm" fo:border-left="0.8pt solid #000080" fo:border-right="none" fo:border-top="0.8pt solid #000080" fo:border-bottom="none">
        <style:background-image/>
      </style:table-cell-properties>
    </style:style>
    <style:style style:name="Tabel3.B1" style:family="table-cell">
      <style:table-cell-properties fo:background-color="#000080" fo:padding="0.97mm" fo:border-left="none" fo:border-right="none" fo:border-top="0.8pt solid #000080" fo:border-bottom="none">
        <style:background-image/>
      </style:table-cell-properties>
    </style:style>
    <style:style style:name="Tabel3.C1" style:family="table-cell">
      <style:table-cell-properties fo:background-color="#000080" fo:padding="0.97mm" fo:border-left="none" fo:border-right="0.8pt solid #000080" fo:border-top="0.8pt solid #000080" fo:border-bottom="none">
        <style:background-image/>
      </style:table-cell-properties>
    </style:style>
    <style:style style:name="Tabel3.2" style:family="table-row">
      <style:table-row-properties fo:keep-together="always"/>
    </style:style>
    <style:style style:name="Tabel3.A2" style:family="table-cell">
      <style:table-cell-properties fo:background-color="#e6e6ff" fo:padding="0.97mm" fo:border-left="0.8pt solid #000080" fo:border-right="none" fo:border-top="0.3pt solid #000080" fo:border-bottom="0.3pt solid #000080" style:writing-mode="lr-tb">
        <style:background-image/>
      </style:table-cell-properties>
    </style:style>
    <style:style style:name="Tabel3.B2" style:family="table-cell">
      <style:table-cell-properties fo:background-color="#e6e6ff" fo:padding="0.97mm" fo:border-left="0.05pt solid #000080" fo:border-right="none" fo:border-top="none" fo:border-bottom="none">
        <style:background-image/>
      </style:table-cell-properties>
    </style:style>
    <style:style style:name="Tabel3.C2" style:family="table-cell">
      <style:table-cell-properties fo:background-color="#e6e6ff" fo:padding="0.97mm" fo:border-left="0.05pt solid #000080" fo:border-right="0.8pt solid #000080" fo:border-top="none" fo:border-bottom="none">
        <style:background-image/>
      </style:table-cell-properties>
    </style:style>
    <style:style style:name="Tabel3.B3" style:family="table-cell">
      <style:table-cell-properties fo:background-color="#e6e6ff" fo:padding="0.97mm" fo:border-left="0.05pt solid #000080" fo:border-right="none" fo:border-top="none" fo:border-bottom="none">
        <style:background-image/>
      </style:table-cell-properties>
    </style:style>
    <style:style style:name="Tabel3.C3" style:family="table-cell">
      <style:table-cell-properties fo:background-color="#e6e6ff" fo:padding="0.97mm" fo:border-left="0.05pt solid #000080" fo:border-right="0.8pt solid #000080" fo:border-top="none" fo:border-bottom="none">
        <style:background-image/>
      </style:table-cell-properties>
    </style:style>
    <style:style style:name="Tabel3.B4" style:family="table-cell">
      <style:table-cell-properties fo:background-color="#e6e6ff" fo:padding="0.97mm" fo:border-left="0.05pt solid #000080" fo:border-right="none" fo:border-top="none" fo:border-bottom="0.3pt solid #000080">
        <style:background-image/>
      </style:table-cell-properties>
    </style:style>
    <style:style style:name="Tabel3.C4" style:family="table-cell">
      <style:table-cell-properties fo:background-color="#e6e6ff" fo:padding="0.97mm" fo:border-left="0.05pt solid #000080" fo:border-right="0.8pt solid #000080" fo:border-top="none" fo:border-bottom="0.3pt solid #000080">
        <style:background-image/>
      </style:table-cell-properties>
    </style:style>
    <style:style style:name="Tabel3.A5" style:family="table-cell">
      <style:table-cell-properties fo:background-color="#e6e6ff" fo:padding="0.97mm" fo:border-left="0.8pt solid #000080" fo:border-right="none" fo:border-top="0.3pt solid #000080" fo:border-bottom="0.3pt solid #000080">
        <style:background-image/>
      </style:table-cell-properties>
    </style:style>
    <style:style style:name="Tabel3.B5" style:family="table-cell">
      <style:table-cell-properties fo:background-color="#e6e6ff" fo:padding="0.97mm" fo:border-left="0.05pt solid #000080" fo:border-right="none" fo:border-top="0.3pt solid #000080" fo:border-bottom="0.3pt solid #000080">
        <style:background-image/>
      </style:table-cell-properties>
    </style:style>
    <style:style style:name="Tabel3.C5" style:family="table-cell">
      <style:table-cell-properties fo:background-color="#e6e6ff" fo:padding="0.97mm" fo:border-left="0.05pt solid #000080" fo:border-right="0.8pt solid #000080" fo:border-top="0.3pt solid #000080" fo:border-bottom="0.3pt solid #000080">
        <style:background-image/>
      </style:table-cell-properties>
    </style:style>
    <style:style style:name="Tabel3.A6" style:family="table-cell">
      <style:table-cell-properties fo:background-color="#e6e6ff" fo:padding="0.97mm" fo:border-left="0.8pt solid #000080" fo:border-right="none" fo:border-top="none" fo:border-bottom="0.3pt solid #000080">
        <style:background-image/>
      </style:table-cell-properties>
    </style:style>
    <style:style style:name="Tabel3.B6" style:family="table-cell">
      <style:table-cell-properties fo:background-color="#e6e6ff" fo:padding="0.97mm" fo:border-left="0.05pt solid #000080" fo:border-right="none" fo:border-top="none" fo:border-bottom="none">
        <style:background-image/>
      </style:table-cell-properties>
    </style:style>
    <style:style style:name="Tabel3.C6" style:family="table-cell">
      <style:table-cell-properties fo:background-color="#e6e6ff" fo:padding="0.97mm" fo:border-left="0.05pt solid #000080" fo:border-right="0.8pt solid #000080" fo:border-top="none" fo:border-bottom="none">
        <style:background-image/>
      </style:table-cell-properties>
    </style:style>
    <style:style style:name="Tabel3.A7" style:family="table-cell">
      <style:table-cell-properties fo:background-color="#e6e6ff" fo:padding="0.97mm" fo:border-left="0.8pt solid #000080" fo:border-right="none" fo:border-top="none" fo:border-bottom="0.3pt solid #000080">
        <style:background-image/>
      </style:table-cell-properties>
    </style:style>
    <style:style style:name="Tabel3.B7" style:family="table-cell">
      <style:table-cell-properties fo:background-color="#e6e6ff" fo:padding="0.97mm" fo:border-left="0.05pt solid #000080" fo:border-right="none" fo:border-top="none" fo:border-bottom="none">
        <style:background-image/>
      </style:table-cell-properties>
    </style:style>
    <style:style style:name="Tabel3.C7" style:family="table-cell">
      <style:table-cell-properties fo:background-color="#e6e6ff" fo:padding="0.97mm" fo:border-left="0.05pt solid #000080" fo:border-right="0.8pt solid #000080" fo:border-top="none" fo:border-bottom="none">
        <style:background-image/>
      </style:table-cell-properties>
    </style:style>
    <style:style style:name="Tabel3.A8" style:family="table-cell">
      <style:table-cell-properties fo:background-color="#e6e6ff" fo:padding="0.97mm" fo:border-left="0.8pt solid #000080" fo:border-right="none" fo:border-top="none" fo:border-bottom="0.8pt solid #000080">
        <style:background-image/>
      </style:table-cell-properties>
    </style:style>
    <style:style style:name="Tabel3.B8" style:family="table-cell">
      <style:table-cell-properties fo:background-color="#e6e6ff" fo:padding="0.97mm" fo:border-left="0.05pt solid #000080" fo:border-right="none" fo:border-top="0.3pt solid #000080" fo:border-bottom="0.8pt solid #000080">
        <style:background-image/>
      </style:table-cell-properties>
    </style:style>
    <style:style style:name="Tabel3.C8" style:family="table-cell">
      <style:table-cell-properties fo:background-color="#e6e6ff" fo:padding="0.97mm" fo:border-left="0.05pt solid #000080" fo:border-right="0.8pt solid #000080" fo:border-top="0.3pt solid #000080" fo:border-bottom="0.8pt solid #000080">
        <style:background-image/>
      </style:table-cell-properties>
    </style:style>
    <style:style style:name="Tabel3.A9" style:family="table-cell">
      <style:table-cell-properties fo:background-color="transparent" fo:padding="0.97mm" fo:border="none">
        <style:background-image/>
      </style:table-cell-properties>
    </style:style>
    <style:style style:name="P1" style:family="paragraph" style:parent-style-name="Header_20_right">
      <style:text-properties fo:language="en" fo:country="US"/>
    </style:style>
    <style:style style:name="P2" style:family="paragraph" style:parent-style-name="Header_20_left">
      <style:text-properties fo:language="en" fo:country="US"/>
    </style:style>
    <style:style style:name="P3" style:family="paragraph" style:parent-style-name="Header_20_left">
      <style:paragraph-properties fo:text-align="start" style:justify-single-word="false"/>
      <style:text-properties fo:language="en" fo:country="US"/>
    </style:style>
    <style:style style:name="P4" style:family="paragraph" style:parent-style-name="Header">
      <style:text-properties fo:language="en" fo:country="US"/>
    </style:style>
    <style:style style:name="P5" style:family="paragraph" style:parent-style-name="Text_20_body">
      <style:text-properties fo:language="en" fo:country="US"/>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8" style:family="paragraph" style:parent-style-name="Table_20_Contents">
      <style:paragraph-properties fo:text-align="end" style:justify-single-word="false"/>
      <style:text-properties fo:font-style="normal" fo:font-weight="normal" style:font-style-asian="normal" style:font-weight-asian="normal" style:font-style-complex="normal" style:font-weight-complex="normal"/>
    </style:style>
    <style:style style:name="P9" style:family="paragraph" style:parent-style-name="Table_20_Contents">
      <style:paragraph-properties fo:text-align="start" style:justify-single-word="false"/>
      <style:text-properties style:font-name="Gatineau1" style:font-name-asian="Gatineau1" style:font-name-complex="Gatineau1"/>
    </style:style>
    <style:style style:name="P10" style:family="paragraph" style:parent-style-name="Table_20_Contents">
      <style:text-properties fo:language="en" fo:country="US"/>
    </style:style>
    <style:style style:name="P11" style:family="paragraph" style:parent-style-name="Table_20_Heading">
      <style:paragraph-properties fo:text-align="start" style:justify-single-word="false"/>
    </style:style>
    <style:style style:name="P12"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3" style:family="paragraph" style:parent-style-name="Text_20_body" style:master-page-name="">
      <style:paragraph-properties fo:margin-top="0mm" fo:margin-bottom="0mm" fo:text-align="start" style:justify-single-word="false"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4" style:family="paragraph" style:parent-style-name="Text_20_body"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language="en" fo:country="US" fo:hyphenate="true" fo:hyphenation-remain-char-count="2" fo:hyphenation-push-char-count="2"/>
    </style:style>
    <style:style style:name="P15" style:family="paragraph" style:parent-style-name="Text_20_body_20_indent" style:master-page-name="">
      <style:paragraph-properties fo:margin-top="0mm" fo:margin-bottom="0mm" fo:orphans="2" fo:widows="2" fo:hyphenation-ladder-count="99" style:register-true="true" style:page-number="auto" fo:background-color="transparent" style:shadow="none">
        <style:drop-cap/>
        <style:background-image/>
      </style:paragraph-properties>
      <style:text-properties fo:hyphenate="true" fo:hyphenation-remain-char-count="2" fo:hyphenation-push-char-count="2"/>
    </style:style>
    <style:style style:name="P16"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7" style:family="paragraph" style:parent-style-name="Text_20_body_20_indent">
      <style:paragraph-properties fo:margin-top="0mm" fo:margin-bottom="0mm" fo:text-align="start" style:justify-single-word="false" fo:orphans="2" fo:widows="2" fo:hyphenation-ladder-count="99" style:register-true="true" fo:background-color="transparent" style:shadow="none">
        <style:drop-cap/>
        <style:background-image/>
      </style:paragraph-properties>
      <style:text-properties fo:hyphenate="true" fo:hyphenation-remain-char-count="2" fo:hyphenation-push-char-count="2"/>
    </style:style>
    <style:style style:name="P18"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style:font-name="Gatineau" fo:font-size="10.5pt" fo:language="en" fo:country="US" style:font-size-asian="10.5pt" fo:hyphenate="true" fo:hyphenation-remain-char-count="2" fo:hyphenation-push-char-count="2"/>
    </style:style>
    <style:style style:name="P19" style:family="paragraph" style:parent-style-name="Text_20_body_20_indent">
      <style:paragraph-properties fo:margin-top="0mm" fo:margin-bottom="0mm" fo:orphans="2" fo:widows="2" fo:hyphenation-ladder-count="99" style:register-true="true" fo:background-color="transparent" style:shadow="none">
        <style:drop-cap/>
        <style:background-image/>
      </style:paragraph-properties>
      <style:text-properties fo:language="en" fo:country="US" fo:hyphenate="true" fo:hyphenation-remain-char-count="2" fo:hyphenation-push-char-count="2"/>
    </style:style>
    <style:style style:name="P20" style:family="paragraph" style:parent-style-name="Subtitle">
      <style:text-properties fo:language="en" fo:country="US"/>
    </style:style>
    <style:style style:name="P21" style:family="paragraph" style:parent-style-name="Text_20_body_20_indent">
      <style:text-properties fo:language="en" fo:country="US"/>
    </style:style>
    <style:style style:name="P22" style:family="paragraph" style:parent-style-name="Text_20_body_20_indent">
      <style:paragraph-properties fo:text-align="start" style:justify-single-word="false"/>
      <style:text-properties fo:language="en" fo:country="US"/>
    </style:style>
    <style:style style:name="P23" style:family="paragraph" style:parent-style-name="Text_20_body_20_indent">
      <style:paragraph-properties fo:text-align="start" style:justify-single-word="false"/>
    </style:style>
    <style:style style:name="P24" style:family="paragraph" style:parent-style-name="Text_20_body_20_indent">
      <style:paragraph-properties fo:margin-left="0mm" fo:margin-right="0mm" fo:margin-top="0mm" fo:margin-bottom="0mm" fo:orphans="2" fo:widows="2" fo:hyphenation-ladder-count="99" style:register-true="true" fo:text-indent="0mm" style:auto-text-indent="true" fo:background-color="transparent" style:shadow="none">
        <style:drop-cap/>
        <style:background-image/>
      </style:paragraph-properties>
      <style:text-properties fo:hyphenate="true" fo:hyphenation-remain-char-count="2" fo:hyphenation-push-char-count="2"/>
    </style:style>
    <style:style style:name="P25" style:family="paragraph" style:parent-style-name="Text_20_body_20_indent" style:master-page-name="">
      <style:paragraph-properties fo:margin-left="0mm" fo:margin-right="0mm" fo:margin-top="0mm" fo:margin-bottom="0mm" fo:orphans="2" fo:widows="2" fo:hyphenation-ladder-count="99" style:register-true="true" fo:text-indent="0mm" style:auto-text-indent="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P26" style:family="paragraph" style:parent-style-name="Table">
      <style:paragraph-properties fo:text-align="start" style:justify-single-word="false"/>
    </style:style>
    <style:style style:name="P27" style:family="paragraph" style:parent-style-name="Standard">
      <style:paragraph-properties fo:text-align="start" style:justify-single-word="false"/>
    </style:style>
    <style:style style:name="P28" style:family="paragraph" style:parent-style-name="Contents_20_2">
      <style:paragraph-properties>
        <style:tab-stops>
          <style:tab-stop style:position="160.02mm" style:type="right" style:leader-style="dotted" style:leader-text="."/>
        </style:tab-stops>
      </style:paragraph-properties>
    </style:style>
    <style:style style:name="P29" style:family="paragraph" style:parent-style-name="Contents_20_1">
      <style:paragraph-properties>
        <style:tab-stops>
          <style:tab-stop style:position="165.01mm" style:type="right" style:leader-style="dotted" style:leader-text="."/>
        </style:tab-stops>
      </style:paragraph-properties>
    </style:style>
    <style:style style:name="P30" style:family="paragraph" style:parent-style-name="Contents_20_3">
      <style:paragraph-properties>
        <style:tab-stops>
          <style:tab-stop style:position="155.03mm" style:type="right" style:leader-style="dotted" style:leader-text="."/>
        </style:tab-stops>
      </style:paragraph-properties>
    </style:style>
    <style:style style:name="P31" style:family="paragraph" style:parent-style-name="Text_20_body">
      <style:text-properties fo:language="en" fo:country="US"/>
    </style:style>
    <style:style style:name="P32" style:family="paragraph" style:parent-style-name="Contents_20_Heading" style:master-page-name="Første_20_side_20_TOC">
      <style:paragraph-properties style:page-number="1"/>
    </style:style>
    <style:style style:name="P33" style:family="paragraph" style:parent-style-name="List_20_1_20_Start" style:list-style-name="L1">
      <style:text-properties fo:language="en" fo:country="US"/>
    </style:style>
    <style:style style:name="P34" style:family="paragraph" style:parent-style-name="List_20_1_20_Start" style:list-style-name="L6">
      <style:text-properties fo:language="en" fo:country="US"/>
    </style:style>
    <style:style style:name="P35" style:family="paragraph" style:parent-style-name="List_20_1_20_Start" style:list-style-name="L9">
      <style:text-properties fo:language="en" fo:country="US"/>
    </style:style>
    <style:style style:name="P36" style:family="paragraph" style:parent-style-name="List_20_1_20_Start" style:list-style-name="L2"/>
    <style:style style:name="P37" style:family="paragraph" style:parent-style-name="List_20_1_20_Start" style:list-style-name="L4"/>
    <style:style style:name="P38" style:family="paragraph" style:parent-style-name="List_20_1_20_Start" style:list-style-name="L5"/>
    <style:style style:name="P39" style:family="paragraph" style:parent-style-name="List_20_1_20_Start" style:list-style-name="L7"/>
    <style:style style:name="P40" style:family="paragraph" style:parent-style-name="Heading_20_3">
      <style:text-properties fo:language="en" fo:country="US"/>
    </style:style>
    <style:style style:name="P41" style:family="paragraph" style:parent-style-name="Heading_20_1">
      <style:text-properties fo:language="en" fo:country="US"/>
    </style:style>
    <style:style style:name="P42" style:family="paragraph" style:parent-style-name="Heading_20_2">
      <style:text-properties fo:language="en" fo:country="US"/>
    </style:style>
    <style:style style:name="P43" style:family="paragraph" style:parent-style-name="Heading_20_2">
      <style:paragraph-properties fo:text-align="start" style:justify-single-word="false"/>
      <style:text-properties fo:language="en" fo:country="US"/>
    </style:style>
    <style:style style:name="P44" style:family="paragraph" style:parent-style-name="Text_20_body_20_indent">
      <style:text-properties fo:language="en" fo:country="US"/>
    </style:style>
    <style:style style:name="P45" style:family="paragraph" style:parent-style-name="Title" style:master-page-name="First_20_Page">
      <style:paragraph-properties style:page-number="auto"/>
      <style:text-properties fo:language="en" fo:country="US"/>
    </style:style>
    <style:style style:name="P46" style:family="paragraph" style:parent-style-name="Table_20_Contents">
      <style:paragraph-properties fo:text-align="start" style:justify-single-word="false"/>
    </style:style>
    <style:style style:name="P47" style:family="paragraph" style:parent-style-name="List_20_1" style:list-style-name="L1">
      <style:text-properties fo:language="en" fo:country="US"/>
    </style:style>
    <style:style style:name="P48" style:family="paragraph" style:parent-style-name="List_20_1" style:list-style-name="L6">
      <style:text-properties fo:language="en" fo:country="US"/>
    </style:style>
    <style:style style:name="P49" style:family="paragraph" style:parent-style-name="List_20_1" style:list-style-name="L4"/>
    <style:style style:name="P50" style:family="paragraph" style:parent-style-name="List_20_1" style:list-style-name="L5"/>
    <style:style style:name="P51" style:family="paragraph" style:parent-style-name="List_20_1_20_End" style:list-style-name="L1">
      <style:text-properties fo:language="en" fo:country="US"/>
    </style:style>
    <style:style style:name="P52" style:family="paragraph" style:parent-style-name="List_20_2" style:list-style-name="L6"/>
    <style:style style:name="P53" style:family="paragraph" style:parent-style-name="List_20_2" style:list-style-name="L6">
      <style:text-properties fo:language="en" fo:country="US"/>
    </style:style>
    <style:style style:name="P54" style:family="paragraph" style:parent-style-name="List_20_2" style:list-style-name="L9">
      <style:text-properties fo:language="en" fo:country="US"/>
    </style:style>
    <style:style style:name="P55" style:family="paragraph" style:parent-style-name="List_20_2_20_End" style:list-style-name="L4"/>
    <style:style style:name="P56" style:family="paragraph" style:parent-style-name="List_20_2_20_End" style:list-style-name="L5"/>
    <style:style style:name="P57" style:family="paragraph" style:parent-style-name="Numbering_20_1_20_Start" style:list-style-name="L3"/>
    <style:style style:name="P58" style:family="paragraph" style:parent-style-name="Numbering_20_1_20_Start" style:list-style-name="L3">
      <style:text-properties fo:language="en" fo:country="US"/>
    </style:style>
    <style:style style:name="P59" style:family="paragraph" style:parent-style-name="Numbering_20_1_20_Start" style:list-style-name="L8"/>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style:font-name="Gatineau" fo:font-size="10.5pt" fo:language="en" fo:country="US" style:font-size-asian="10.5pt"/>
    </style:style>
    <style:style style:name="T4" style:family="text">
      <style:text-properties style:font-name="Gatineau" fo:font-size="10.5pt" style:font-size-asian="10.5pt"/>
    </style:style>
    <style:style style:name="T5" style:family="text"/>
    <style:style style:name="fr1" style:family="graphic" style:parent-style-name="Graphics">
      <style:graphic-properties fo:margin-left="10mm" fo:margin-right="0mm" fo:margin-top="4.99mm" fo:margin-bottom="6.09mm" style:wrap="dynamic" style:number-wrapped-paragraphs="no-limit" style:vertical-pos="top" style:vertical-rel="paragraph" style:horizontal-pos="right" style:horizontal-rel="paragraph" fo:background-color="transparent" style:background-transparency="100%" fo:padding="3mm" fo:border="0.51pt solid #00000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6mm, 92mm, 200.01mm, 9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Appendix"/>
      </text:sequence-decls>
      <text:p text:style-name="P45"><text:title>aws-s3fs Design</text:title></text:p>
      <text:p text:style-name="P20">Version <text:user-defined style:data-style-name="N0" text:name="Version">0.1</text:user-defined>-<text:user-defined style:data-style-name="N0" text:name="Revision">1</text:user-defined><text:line-break/><text:line-break/>Copyright © 2012 <text:initial-creator>Ole Wolf</text:initial-creator> All Rights Reserved<text:line-break/><text:line-break/>Document License: <text:user-defined style:data-style-name="N0" text:name="License">CC BY-SA 3.0</text:user-defined></text:p>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holdsfortegnelse1_Head">
            <text:h text:style-name="P32" text:outline-level="1">Table of Contents</text:h>
          </text:index-title>
          <text:p text:style-name="P29">1. About This Document<text:tab/>3</text:p>
          <text:p text:style-name="P28">1.1 Revision History<text:tab/>3</text:p>
          <text:p text:style-name="P28">1.2 License<text:tab/>3</text:p>
          <text:p text:style-name="P28">1.3 Contact Information<text:tab/>3</text:p>
          <text:p text:style-name="P29">2. Architecture<text:tab/>5</text:p>
          <text:p text:style-name="P28">2.1 Target Platform<text:tab/>5</text:p>
          <text:p text:style-name="P28">2.2 Modules<text:tab/>5</text:p>
          <text:p text:style-name="P30">2.2.1 Startup Module<text:tab/>5</text:p>
          <text:p text:style-name="P30">2.2.2 Configuration Module<text:tab/>5</text:p>
          <text:p text:style-name="P30">2.2.3 Logging Module<text:tab/>6</text:p>
          <text:p text:style-name="P30">2.2.4 FUSEIF Module and S3IF Module<text:tab/>6</text:p>
          <text:p text:style-name="P30">2.2.5 File Cache Module and Transfer Manager Module<text:tab/>6</text:p>
          <text:p text:style-name="P30">2.2.6 Permissions Grant Module<text:tab/>6</text:p>
          <text:p text:style-name="P28">2.3 Development Environment and Programming Language<text:tab/>6</text:p>
          <text:p text:style-name="P28">2.4 Configuration Control<text:tab/>6</text:p>
          <text:p text:style-name="P30">2.4.1 Code Version Numbering<text:tab/>6</text:p>
          <text:p text:style-name="P30">2.4.2 Document Version Numbering<text:tab/>7</text:p>
          <text:p text:style-name="P30">2.4.3 Revision Control Software<text:tab/>7</text:p>
          <text:p text:style-name="P30">2.4.4 Software Releases<text:tab/>7</text:p>
          <text:p text:style-name="P30">2.4.5 Planned Features<text:tab/>7</text:p>
          <text:p text:style-name="P29">3. S3 Metadata<text:tab/>9</text:p>
          <text:p text:style-name="P29">4. Startup and Configuration Modules<text:tab/>11</text:p>
          <text:p text:style-name="P29">5. FUSEIF Module<text:tab/>13</text:p>
          <text:p text:style-name="P28">5.1 Module Specific Security Issues<text:tab/>13</text:p>
          <text:p text:style-name="P29">6. S3IF Module<text:tab/>15</text:p>
          <text:p text:style-name="P30">6.1.1 Core S3IF<text:tab/>15</text:p>
          <text:p text:style-name="P30">6.1.2 S3COMMS<text:tab/>15</text:p>
          <text:p text:style-name="P30">6.1.3 Directory Cache<text:tab/>15</text:p>
          <text:p text:style-name="P30">6.1.4 File Stat Cache<text:tab/>16</text:p>
          <text:p text:style-name="P28">6.2 Module Specific Security Issues<text:tab/>16</text:p>
          <text:p text:style-name="P29">7. File Cache<text:tab/>17</text:p>
          <text:p text:style-name="P28">7.1 File Cache Requests<text:tab/>17</text:p>
          <text:p text:style-name="P28">7.2 Module Specific Security Issues<text:tab/>18</text:p>
          <text:p text:style-name="P29">8. Transfer Queue<text:tab/>21</text:p>
          <text:p text:style-name="P28">8.1 Module Specific Security Issues<text:tab/>21</text:p>
          <text:p text:style-name="P29">9. Permissions Grant Module<text:tab/>23</text:p>
          <text:p text:style-name="P28">9.1 Permissions Grant Requests<text:tab/>23</text:p>
          <text:p text:style-name="P28">9.2 Module Specific Security Issues<text:tab/>23</text:p>
          <text:p text:style-name="P29">10. Test<text:tab/>25</text:p>
          <text:p text:style-name="P28">10.1 Test File Structure<text:tab/>25</text:p>
          <text:p text:style-name="P28">10.2 Optional Tests<text:tab/>25</text:p>
          <text:p text:style-name="P30">10.2.1 OpenSSL Tests<text:tab/>25</text:p>
          <text:p text:style-name="P30">10.2.2 Live Tests<text:tab/>25</text:p>
          <text:p text:style-name="P30">10.2.3 Database Tests<text:tab/>25</text:p>
          <text:p text:style-name="P30">10.2.4 Superuser Privileged Module Tests<text:tab/>25</text:p>
        </text:index-body>
      </text:table-of-content>
      <text:h text:style-name="P41" text:outline-level="1">About This Document</text:h>
      <text:p text:style-name="P12"><text:span text:style-name="T1">This document contains the architecture and design </text:span><text:span text:style-name="T4">specification of the </text:span><text:span text:style-name="Source_20_Text">aws-s3fs</text:span><text:span text:style-name="T4"> FUSE filesystem. This is not a static document, but is developed as the code itself is developed.</text:span></text:p>
      <text:p text:style-name="P16"><text:span text:style-name="T4">For code documentation, refer to the </text:span><text:span text:style-name="Source_20_Text">Doxygen</text:span><text:span text:style-name="T4">-compiled documentation in the </text:span><text:span text:style-name="Source_20_Text">doc/doxygen/</text:span><text:span text:style-name="T4"> directory as well as the comments embedded in the sourc</text:span><text:span text:style-name="T1">e code. You may have to execute the </text:span><text:span text:style-name="Source_20_Text">make doxygen</text:span><text:span text:style-name="T1"> command in order to generate the </text:span><text:span text:style-name="Source_20_Text">Doxygen</text:span><text:span text:style-name="T1"> documentation.</text:span></text:p>
      <text:h text:style-name="P42" text:outline-level="2">Revision History</text:h>
      <text:p text:style-name="Text_20_body"><text:span text:style-name="T1">The following table summarizes the changes in this document. The revision format is explained in Section </text:span><text:span text:style-name="T1"><text:bookmark-ref text:reference-format="number" text:ref-name="__RefNumPara__5405_1149745590">2.4.2</text:bookmark-ref></text:span><text:span text:style-name="T1">, </text:span><text:span text:style-name="T2"><text:bookmark-ref text:reference-format="text" text:ref-name="__RefNumPara__5405_1149745590">Document Version Numbering</text:bookmark-ref></text:span><text:span text:style-name="T1">.</text:span></text:p>
      <table:table table:name="Tabel2" table:style-name="Tabel2">
        <table:table-column table:style-name="Tabel2.A"/>
        <table:table-column table:style-name="Tabel2.B"/>
        <table:table-column table:style-name="Tabel2.C"/>
        <table:table-header-rows>
          <table:table-row>
            <table:table-cell table:style-name="Tabel2.A1" office:value-type="string">
              <text:p text:style-name="Table_20_Heading">Date</text:p>
            </table:table-cell>
            <table:table-cell table:style-name="Tabel2.B1" office:value-type="string">
              <text:p text:style-name="Table_20_Heading">Revision</text:p>
            </table:table-cell>
            <table:table-cell table:style-name="Tabel2.C1" office:value-type="string">
              <text:p text:style-name="P11">Changes</text:p>
            </table:table-cell>
          </table:table-row>
        </table:table-header-rows>
        <table:table-row table:style-name="Tabel2.2">
          <table:table-cell table:style-name="Tabel2.A2" office:value-type="string">
            <text:p text:style-name="Table_20_Contents"/>
          </table:table-cell>
          <table:table-cell table:style-name="Tabel2.B2" office:value-type="string">
            <text:p text:style-name="P6"/>
          </table:table-cell>
          <table:table-cell table:style-name="Tabel2.C2" office:value-type="string">
            <text:p text:style-name="Table_20_Contents"/>
          </table:table-cell>
        </table:table-row>
        <table:table-row table:style-name="Tabel2.2">
          <table:table-cell table:style-name="Tabel2.A3" office:value-type="string">
            <text:p text:style-name="Table_20_Contents"/>
          </table:table-cell>
          <table:table-cell table:style-name="Tabel2.B3" office:value-type="string">
            <text:p text:style-name="Table_20_Contents"/>
          </table:table-cell>
          <table:table-cell table:style-name="Tabel2.C3" office:value-type="string">
            <text:p text:style-name="Table_20_Contents"/>
          </table:table-cell>
        </table:table-row>
        <table:table-row table:style-name="Tabel2.2">
          <table:table-cell table:style-name="Tabel2.A3" office:value-type="string">
            <text:p text:style-name="Table_20_Contents"/>
          </table:table-cell>
          <table:table-cell table:style-name="Tabel2.B3" office:value-type="string">
            <text:p text:style-name="Table_20_Contents"/>
          </table:table-cell>
          <table:table-cell table:style-name="Tabel2.C3" office:value-type="string">
            <text:p text:style-name="Table_20_Contents"/>
          </table:table-cell>
        </table:table-row>
        <table:table-row table:style-name="Tabel2.2">
          <table:table-cell table:style-name="Tabel2.A5" office:value-type="string">
            <text:p text:style-name="Table_20_Contents">2012-08-21</text:p>
          </table:table-cell>
          <table:table-cell table:style-name="Tabel2.B5" office:value-type="string">
            <text:p text:style-name="P10">—</text:p>
          </table:table-cell>
          <table:table-cell table:style-name="Tabel2.C5" office:value-type="string">
            <text:p text:style-name="Table_20_Contents">Initial version.</text:p>
          </table:table-cell>
        </table:table-row>
        <table:table-row table:style-name="Tabel2.2">
          <table:table-cell table:style-name="Tabel2.A6" table:number-columns-spanned="3" office:value-type="string">
            <text:p text:style-name="P26">Table <text:sequence text:ref-name="refFigure0" text:name="Figure" text:formula="ooow:Figure+1" style:num-format="1">1.1</text:sequence>: Document revision history.</text:p>
          </table:table-cell>
          <table:covered-table-cell/>
          <table:covered-table-cell/>
        </table:table-row>
      </table:table>
      <text:h text:style-name="P42" text:outline-level="2">License</text:h>
      <text:p text:style-name="Text_20_body"><text:span text:style-name="T1">This document and associated graphics files are licensed under a </text:span><text:span text:style-name="T1"><text:user-defined style:data-style-name="N0" text:name="License">CC BY-SA 3.0</text:user-defined></text:span><text:span text:style-name="T1"> license—see &lt;</text:span><text:a xlink:type="simple" xlink:href="http://creativecommons.org/licenses/by-sa/3.0/"><text:span text:style-name="T1">http://creativecommons.org/licenses/by-sa/3.0/</text:span></text:a><text:span text:style-name="T1">&gt; for details.</text:span></text:p>
      <text:p text:style-name="P23"><text:span text:style-name="T1">The </text:span><text:span text:style-name="Source_20_Text">aws-s3fs</text:span><text:span text:style-name="T1"> software is licensed under a GPL v. 3.0 license—see &lt;</text:span><text:a xlink:type="simple" xlink:href="http://www.gnu.org/licenses/gpl-3.0.html"><text:span text:style-name="T1">http://www.gnu.org/licenses/gpl-3.0.html</text:span></text:a><text:span text:style-name="T1">&gt; for details.</text:span></text:p>
      <text:h text:style-name="P42" text:outline-level="2">Contact Information</text:h>
      <text:p text:style-name="Text_20_body"><text:span text:style-name="T1">This documentation was written by Ole Wolf &lt;</text:span><text:a xlink:type="simple" xlink:href="mailto:wolf@blazingangles.com"><text:span text:style-name="T1">wolf@blazingangles.com</text:span></text:a><text:span text:style-name="T1">&gt;. Please use this email address for inquiries, suggestions, questions, and defect reports that for some reason cannot use the issues tracker on github.com, where </text:span><text:span text:style-name="Source_20_Text">aws-s3fs</text:span><text:span text:style-name="T1"> is hosted at &lt;</text:span><text:a xlink:type="simple" xlink:href="https://github.com/olewolf/aws-s3fs"><text:span text:style-name="T1">https://github.com/olewolf/aws-s3fs</text:span></text:a><text:span text:style-name="T1">&gt;.</text:span></text:p>
      <text:p text:style-name="P21">Ole Wolf holds a masters degree in electrical engineering from Aalborg University, 1996, where he specialized in digital signal processing (DSP). Since then, Ole Wolf has worked as a software developer and a project manager, and has provided consultant services in work process standardization and improvement (primarily according to CMMI), security standards compliance, and Enterprise Architecture.</text:p>
      <text:h text:style-name="P41" text:outline-level="1">Architecture</text:h>
      <text:h text:style-name="P43" text:outline-level="2">Target Platform</text:h>
      <text:p text:style-name="P13"><text:span text:style-name="Source_20_Text">aws-s3fs</text:span><text:span text:style-name="T1"> is a FUSE filesystem and is thus of interest only to Linux platforms where FUSE filesystems are supported</text:span><text:span text:style-name="T3">.</text:span></text:p>
      <text:p text:style-name="P17"><text:span text:style-name="T3">The softwa</text:span><text:span text:style-name="T1">re requires Linux kernel version 2.6.24 or later and FUSE version 2.8 or later. It makes use of several other Linux libraries but uses only basic functionality of these libraries; hence, it can be expected that virtually any version of these libraries will do.</text:span></text:p>
      <text:h text:style-name="P42" text:outline-level="2">Modules</text:h>
      <text:p text:style-name="Text_20_body"><text:span text:style-name="T1">The software is comprised of the modules shown in Figure </text:span><text:span text:style-name="T1"><text:sequence-ref text:reference-format="value" text:ref-name="refFigure1">2.1</text:sequence-ref></text:span><text:span text:style-name="T1">:</text:span></text:p>
      <text:h text:style-name="Heading_20_3" text:outline-level="3"><draw:frame draw:style-name="fr1" draw:name="Ramme1" text:anchor-type="paragraph" svg:width="165.03mm" svg:height="114.39mm" draw:z-index="0"><draw:text-box><text:p text:style-name="Figure">Figure <text:sequence text:ref-name="refFigure1" text:name="Figure" text:formula="ooow:Figure+1" style:num-format="1">2.1</text:sequence>: The architecture of the aws-s3if, showing its modules and inter-module communication types (function calls or sockets).</text:p><text:p text:style-name="Figure"><draw:frame draw:style-name="fr2" draw:name="grafik1" text:anchor-type="paragraph" svg:x="16.83mm" svg:y="4.69mm" svg:width="130.03mm" svg:height="98.14mm" draw:z-index="1"><draw:image xlink:href="../Architecture.svg" xlink:type="simple" xlink:show="embed" xlink:actuate="onLoad"/><draw:image-map><draw:area-rectangle xlink:type="simple" office:target-frame-name="_self" xlink:show="replace" svg:x="9.27mm" svg:y="6.59mm" svg:width="13.57mm" svg:height="9.31mm"/></draw:image-map></draw:frame></text:p></draw:text-box></draw:frame><text:soft-page-break/>Startup Module</text:h>
      <text:p text:style-name="Text_20_body">The Startup Module uses the Configuration Module to read the configuration files and parse the command-line options when the user starts the <text:span text:style-name="Source_20_Text">aws-s3fs</text:span>. Once the configuration is complete, the Startup Module turns over control to the Linux FUSE System, which invokes <text:span text:style-name="Source_20_Text">aws-s3fs</text:span> functions as necessary.</text:p>
      <text:h text:style-name="Heading_20_3" text:outline-level="3">Configuration Module</text:h>
      <text:p text:style-name="Text_20_body">The Configuration Module is responsible for reading configuration settings from <text:span text:style-name="Source_20_Text">/etc/aws-s3fs.conf</text:span> (or <text:span text:style-name="Source_20_Text">/usr/local/etc</text:span>, or as configured by the <text:span text:style-name="Source_20_Text">./configure</text:span> script) or from <text:span text:style-name="Source_20_Text">~/.aws-s3fs</text:span> in the user's home directory, and for overriding any of these settings with command-line options. The module uses the <text:span text:style-name="Source_20_Text">libconfig</text:span> library for the configuration files and the <text:span text:style-name="Source_20_Text">getopt</text:span> library for the command-line options.</text:p>
      <text:h text:style-name="Heading_20_3" text:outline-level="3">Logging Module</text:h>
      <text:p text:style-name="Text_20_body">The Logging Module handles logging to <text:span text:style-name="Source_20_Text">syslog</text:span> or to a file, depending on the user's configuration file or command-line settings. The Logging Module is currently mostly non-functional, and few of the other modules make consistent use of logging.</text:p>
      <text:h text:style-name="Heading_20_3" text:outline-level="3">FUSEIF Module and S3IF Module</text:h>
      <text:p text:style-name="Text_20_body">The FUSEIF module contains the callbacks that are invoked by the Linux FUSE system, and in most cases filters and decodes the FUSE information before passing the request the S3IF module. A smaller number of the FUSE callback functions are completed in part by the FUSEIF module where appropriate; for example, the callback for the FUSE <text:span text:style-name="Source_20_Text">open</text:span> function performs a number of permission checks that are more closely related to that of the familiar Linux filesystem than the corresponding S3 operations.</text:p>
      <text:p text:style-name="Text_20_body_20_indent">The S3IF module serves as an interface to the Amazon S3 filesystem, turning the FUSE callback functions into REST calls to the Amazon S3 AWS.</text:p>
      <text:h text:style-name="Heading_20_3" text:outline-level="3"><text:soft-page-break/>File Cache Module and Transfer Manager Module</text:h>
      <text:p text:style-name="P12">The File Cache module is a daemon process that listens for connections from an S3IF module and enqueues files for uploads or downloads as appropriate for file write or file read operations. The file cache handles multiple S3IF connections and shares their cached files, keeping file permissions intact so that local users may only access files in the cache as their <text:span text:style-name="Source_20_Text">uid</text:span> and <text:span text:style-name="Source_20_Text">gid</text:span> permit. (That is, users that bypass <text:span text:style-name="Source_20_Text">aws-s3if</text:span> and access the cache folder directly can only access those files in the cache whose permissions and ownership settings match those users to begin with.)</text:p>
      <text:p text:style-name="P16">The Transfer Manager monitors the download and download queues and starts as many download or upload sessions as allowed according to the <text:span text:style-name="Source_20_Text">aws-s3fs</text:span> settings. The Transfer Manager signals the File Cache when a download is complete so that the File Cache module may return the file information to the S3IF module.</text:p>
      <text:h text:style-name="Heading_20_3" text:outline-level="3">Permissions Grant Module</text:h>
      <text:p text:style-name="Text_20_body">The Permissions Grant module runs as a privileged user that may change file ownership. It is used to move downloaded files from an inaccessible folder into the shared cache and providing the file with the appropriate ownership. It accepts connections only from the File Cache module.</text:p>
      <text:h text:style-name="Heading_20_2" text:outline-level="2">Development Environment and Programming Language</text:h>
      <text:p text:style-name="Text_20_body">The software is developed exclusively in C (C99) with GNU extensions (the code does not conform to the GNU coding standard, however), and is built with the GNU <text:span text:style-name="Source_20_Text">autotools</text:span> suite. This enables the software to be built and installed with the familiar <text:span text:style-name="Source_20_Text">./configure</text:span>, <text:span text:style-name="Source_20_Text">make</text:span>, and <text:span text:style-name="Source_20_Text">make install</text:span> sequence, and probably lends itself well to various Linux distribution packaging methods. In addition, the software is prepared specifically for packaging on Debian systems.</text:p>
      <text:p text:style-name="Text_20_body_20_indent">Code functions are documented with <text:span text:style-name="Source_20_Text">Doxygen</text:span> comments, and the code is documented with regular C comments everywhere else.</text:p>
      <text:p text:style-name="Text_20_body_20_indent">Release code is lint clean at <text:span text:style-name="Source_20_Text">splint</text:span>'s standard setting. Lint overrides are added in the code where appropriate to help <text:span text:style-name="Source_20_Text">splint</text:span> understand the purpose of the code.</text:p>
      <text:p text:style-name="Text_20_body_20_indent">Unit tests are performed using the <text:span text:style-name="Source_20_Text">autotest</text:span> environment. The initial test suite does not attempt to make full branch coverage but mainly serves as a smoke test.</text:p>
      <text:h text:style-name="Heading_20_2" text:outline-level="2">Configuration Control</text:h>
      <text:h text:style-name="P40" text:outline-level="3">Code Version Numbering</text:h>
      <text:p text:style-name="Text_20_body"><text:span text:style-name="T1">The major and minor versions (</text:span><text:span text:style-name="Variable"><text:span text:style-name="T1">X.Y</text:span></text:span><text:span text:style-name="T1">) of the software refers to “generation” and feature releases of the software, respectively. The major number, </text:span><text:span text:style-name="Variable"><text:span text:style-name="T1">X</text:span></text:span><text:span text:style-name="T1">, indicates that so significant changes have been made compared to the last major-version baseline that it is fair to consider the software to be “new” again. Change in a public library interface (of which there are no current plans) may also warrant a major version increment.</text:span></text:p>
      <text:p text:style-name="Text_20_body_20_indent"><text:span text:style-name="T1">The minor version number, </text:span><text:span text:style-name="Variable"><text:span text:style-name="T1">Y</text:span></text:span><text:span text:style-name="T1">, indicates a feature release or a bug fix release. Minor version releases typically include several features or bug fixes bundled together.</text:span></text:p>
      <text:p text:style-name="P21">The software may be released as an “alpha” or a “beta” release. Alpha releases support the features that were planned for that version, but include little or no handling of unexpected or undesired situations, or they may include experimental features. Beta releases include handling of unexpected or undesired situations but have only been exposed to a limited number of live environments. As a rule of thumb, the beta state indicates that any currently available features will remain in the code and that only bug fixes will be made before the software is released.</text:p>
      <text:h text:style-name="P40" text:outline-level="3"><text:bookmark-start text:name="__RefNumPara__5405_1149745590"/>Document Version Numbering<text:bookmark-end text:name="__RefNumPara__5405_1149745590"/></text:h>
      <text:p text:style-name="Text_20_body"><text:span text:style-name="T1">The major and minor numbers of a document version correspond to those of the </text:span><text:span text:style-name="Source_20_Text">aws-s3fs</text:span><text:span text:style-name="T1">. For example, if </text:span><text:span text:style-name="Source_20_Text">aws-s3fs</text:span><text:span text:style-name="T1"> is released with version 1.1, the document revision for that release is also 1.1. The sub-numbering after the dash refers to the revision of the document itself for a particular software release, and has no relation to the similar notation for the software. (If there is no revision entry while the Date and Changes entries contain information, it indicates that the document is being developed for the next document revision.)</text:span></text:p>
      <text:h text:style-name="Heading_20_3" text:outline-level="3"><text:soft-page-break/>Revision Control Software</text:h>
      <text:p text:style-name="Text_20_body">Revision control is maintained with <text:span text:style-name="Source_20_Text">git</text:span>. The code is published on github.com at &lt;<text:a xlink:type="simple" xlink:href="https://github.com/olewolf/aws-s3fs">https://github.com/olewolf/aws-s3fs</text:a>&gt;. Released versions are tagged as releases while development versions are either untagged (e.g., the HEAD branch) or as alpha or beta versions depending on maturity.</text:p>
      <text:h text:style-name="Heading_20_3" text:outline-level="3">Software Releases</text:h>
      <text:p text:style-name="Text_20_body"><text:sequence-ref text:reference-format="category-and-value" text:ref-name="refFigure3">Table 2.3</text:sequence-ref> summarizes the software releases thus far:</text:p>
      <table:table table:name="Tabel5" table:style-name="Tabel5">
        <table:table-column table:style-name="Tabel5.A"/>
        <table:table-column table:style-name="Tabel5.B"/>
        <table:table-column table:style-name="Tabel5.C"/>
        <table:table-header-rows>
          <table:table-row>
            <table:table-cell table:style-name="Tabel5.A1" office:value-type="string">
              <text:p text:style-name="Table_20_Heading">Release</text:p>
            </table:table-cell>
            <table:table-cell table:style-name="Tabel5.B1" office:value-type="string">
              <text:p text:style-name="P11">Date</text:p>
            </table:table-cell>
            <table:table-cell table:style-name="Tabel5.C1" office:value-type="string">
              <text:p text:style-name="P11">Description</text:p>
            </table:table-cell>
          </table:table-row>
        </table:table-header-rows>
        <table:table-row table:style-name="Tabel5.2">
          <table:table-cell table:style-name="Tabel5.A2" office:value-type="string">
            <text:p text:style-name="Table_20_Contents"/>
          </table:table-cell>
          <table:table-cell table:style-name="Tabel5.B2" office:value-type="string">
            <text:p text:style-name="Table_20_Contents"/>
          </table:table-cell>
          <table:table-cell table:style-name="Tabel5.C2" office:value-type="string">
            <text:p text:style-name="P6"/>
          </table:table-cell>
        </table:table-row>
        <table:table-row table:style-name="Tabel5.2">
          <table:table-cell table:style-name="Tabel5.A3" office:value-type="string">
            <text:p text:style-name="Table_20_Contents"/>
          </table:table-cell>
          <table:table-cell table:style-name="Tabel5.B3" office:value-type="string">
            <text:p text:style-name="Table_20_Contents"/>
          </table:table-cell>
          <table:table-cell table:style-name="Tabel5.C3" office:value-type="string">
            <text:p text:style-name="P6"/>
          </table:table-cell>
        </table:table-row>
        <table:table-row table:style-name="Tabel5.2">
          <table:table-cell table:style-name="Tabel5.A4" office:value-type="string">
            <text:p text:style-name="P6"/>
          </table:table-cell>
          <table:table-cell table:style-name="Tabel5.B4" office:value-type="string">
            <text:p text:style-name="P6"/>
          </table:table-cell>
          <table:table-cell table:style-name="Tabel5.C4" office:value-type="string">
            <text:p text:style-name="P6"/>
          </table:table-cell>
        </table:table-row>
        <table:table-row>
          <table:table-cell table:style-name="Tabel5.A5" table:number-columns-spanned="3" office:value-type="string">
            <text:p text:style-name="P26">Table <text:sequence text:ref-name="refFigure2" text:name="Figure" text:formula="ooow:Figure+1" style:num-format="1">2.2</text:sequence>: Feature requests and feature plans.</text:p>
          </table:table-cell>
          <table:covered-table-cell/>
          <table:covered-table-cell/>
        </table:table-row>
      </table:table>
      <text:h text:style-name="Heading_20_3" text:outline-level="3">Planned Features</text:h>
      <text:p text:style-name="Text_20_body"><text:span text:style-name="T1"><text:sequence-ref text:reference-format="category-and-value" text:ref-name="refFigure3">Table 2.3</text:sequence-ref></text:span><text:span text:style-name="T1"> lists feature requests and plans that have currently not yet been implemented in the code:</text:span></text:p>
      <table:table table:name="Tabel4" table:style-name="Tabel4">
        <table:table-column table:style-name="Tabel4.A"/>
        <table:table-column table:style-name="Tabel4.B"/>
        <table:table-column table:style-name="Tabel4.C"/>
        <table:table-column table:style-name="Tabel4.D"/>
        <table:table-header-rows>
          <table:table-row>
            <table:table-cell table:style-name="Tabel4.A1" office:value-type="string">
              <text:p text:style-name="Table_20_Heading">Feature</text:p>
            </table:table-cell>
            <table:table-cell table:style-name="Tabel4.B1" office:value-type="string">
              <text:p text:style-name="P11">Date, Reporter</text:p>
            </table:table-cell>
            <table:table-cell table:style-name="Tabel4.B1" office:value-type="string">
              <text:p text:style-name="P11">Priority</text:p>
            </table:table-cell>
            <table:table-cell table:style-name="Tabel4.D1" office:value-type="string">
              <text:p text:style-name="P11">Notes</text:p>
            </table:table-cell>
          </table:table-row>
        </table:table-header-rows>
        <table:table-row table:style-name="Tabel4.2">
          <table:table-cell table:style-name="Tabel4.A2" office:value-type="string">
            <text:p text:style-name="Table_20_Contents">Abort upload: if a file is modified locally while being uploaded, the upload should be aborted.</text:p>
          </table:table-cell>
          <table:table-cell table:style-name="Tabel4.B2" office:value-type="string">
            <text:p text:style-name="Table_20_Contents">2012-07-30, Ole Wolf</text:p>
            <text:p text:style-name="Table_20_Contents">&lt;wolf@blazingangles.com&gt;</text:p>
          </table:table-cell>
          <table:table-cell table:style-name="Tabel4.C2" office:value-type="string">
            <text:p text:style-name="P6">Medium</text:p>
          </table:table-cell>
          <table:table-cell table:style-name="Tabel4.D2" office:value-type="string">
            <text:p text:style-name="Table_20_Contents"/>
          </table:table-cell>
        </table:table-row>
        <table:table-row table:style-name="Tabel4.2">
          <table:table-cell table:style-name="Tabel4.A3" office:value-type="string">
            <text:p text:style-name="Table_20_Contents">Partial upload: if a large file is modified, upload only the modified parts, if possible.</text:p>
          </table:table-cell>
          <table:table-cell table:style-name="Tabel4.B3" office:value-type="string">
            <text:p text:style-name="Table_20_Contents">2012-07-30, Ole Wolf</text:p>
            <text:p text:style-name="P6">&lt;wolf@blazingangles.com&gt;</text:p>
          </table:table-cell>
          <table:table-cell table:style-name="Tabel4.B3" office:value-type="string">
            <text:p text:style-name="P6">Low</text:p>
          </table:table-cell>
          <table:table-cell table:style-name="Tabel4.D3" office:value-type="string">
            <text:p text:style-name="Table_20_Contents"/>
          </table:table-cell>
        </table:table-row>
        <table:table-row table:style-name="Tabel4.2">
          <table:table-cell table:style-name="Tabel4.A3" office:value-type="string">
            <text:p text:style-name="P6">Support for Glacier.</text:p>
          </table:table-cell>
          <table:table-cell table:style-name="Tabel4.B3" office:value-type="string">
            <text:p text:style-name="P6">2012-08-21, Ole Wolf &lt;wolf@blazingangles.com&gt;</text:p>
          </table:table-cell>
          <table:table-cell table:style-name="Tabel4.B3" office:value-type="string">
            <text:p text:style-name="P6">High</text:p>
          </table:table-cell>
          <table:table-cell table:style-name="Tabel4.D3" office:value-type="string">
            <text:p text:style-name="Table_20_Contents"/>
          </table:table-cell>
        </table:table-row>
        <table:table-row table:style-name="Tabel4.2">
          <table:table-cell table:style-name="Tabel4.A3" office:value-type="string">
            <text:p text:style-name="Table_20_Contents">Reduced-redundancy and encryption: add configuration file and command-line options.</text:p>
          </table:table-cell>
          <table:table-cell table:style-name="Tabel4.B3" office:value-type="string">
            <text:p text:style-name="Table_20_Contents">2012-07-30, Ole Wolf</text:p>
            <text:p text:style-name="P6">&lt;wolf@blazingangles.com&gt;</text:p>
          </table:table-cell>
          <table:table-cell table:style-name="Tabel4.B3" office:value-type="string">
            <text:p text:style-name="P6">High</text:p>
          </table:table-cell>
          <table:table-cell table:style-name="Tabel4.D3" office:value-type="string">
            <text:p text:style-name="Table_20_Contents">Set to high priority to avoid having to re-upload files or manually changing their settings.</text:p>
          </table:table-cell>
        </table:table-row>
        <table:table-row table:style-name="Tabel4.2">
          <table:table-cell table:style-name="Tabel4.A6" office:value-type="string">
            <text:p text:style-name="P6"/>
          </table:table-cell>
          <table:table-cell table:style-name="Tabel4.B6" office:value-type="string">
            <text:p text:style-name="P6"/>
          </table:table-cell>
          <table:table-cell table:style-name="Tabel4.B6" office:value-type="string">
            <text:p text:style-name="P6"/>
          </table:table-cell>
          <table:table-cell table:style-name="Tabel4.D6" office:value-type="string">
            <text:p text:style-name="P6"/>
          </table:table-cell>
        </table:table-row>
        <table:table-row>
          <table:table-cell table:style-name="Tabel4.A7" table:number-columns-spanned="4" office:value-type="string">
            <text:p text:style-name="P26">Table <text:sequence text:ref-name="refFigure3" text:name="Figure" text:formula="ooow:Figure+1" style:num-format="1">2.3</text:sequence>: Feature requests and feature plans.</text:p>
          </table:table-cell>
          <table:covered-table-cell/>
          <table:covered-table-cell/>
          <table:covered-table-cell/>
        </table:table-row>
      </table:table>
      <text:h text:style-name="P41" text:outline-level="1">S3 Metadata</text:h>
      <text:p text:style-name="P5">The S3 storage is organized as keys and their associated data, corresponding to filenames and contents. It does not provide directories, and file permissions are determined by access control levels. However, the keys may be browsed as if they were directories, and the S3 storage allows users to specify custom metadata for each key. These features allow the S3IF to regard the S3 storage as a conventional filesystem if the following file metadata conventions are obeyed:</text:p>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Table_20_Heading">Metadata Key</text:p>
            </table:table-cell>
            <table:table-cell table:style-name="Tabel1.B1" office:value-type="string">
              <text:p text:style-name="Table_20_Heading">Value</text:p>
            </table:table-cell>
            <table:table-cell table:style-name="Tabel1.C1" office:value-type="string">
              <text:p text:style-name="P11">Description</text:p>
            </table:table-cell>
          </table:table-row>
        </table:table-header-rows>
        <table:table-row table:style-name="Tabel1.2">
          <table:table-cell table:style-name="Tabel1.A2" table:number-rows-spanned="2" office:value-type="string">
            <text:p text:style-name="P6"><text:span text:style-name="Source_20_Text">Content-Type</text:span></text:p>
          </table:table-cell>
          <table:table-cell table:style-name="Tabel1.B2" office:value-type="string">
            <text:p text:style-name="P7"><text:span text:style-name="Source_20_Text">application/x-directory</text:span></text:p>
          </table:table-cell>
          <table:table-cell table:style-name="Tabel1.C2" office:value-type="string">
            <text:p text:style-name="P6">This “file” is a directory</text:p>
          </table:table-cell>
        </table:table-row>
        <table:table-row table:style-name="Tabel1.2">
          <table:covered-table-cell/>
          <table:table-cell table:style-name="Tabel1.B3" office:value-type="string">
            <text:p text:style-name="P7"><text:span text:style-name="Source_20_Text">application/x-symlink</text:span></text:p>
          </table:table-cell>
          <table:table-cell table:style-name="Tabel1.C3" office:value-type="string">
            <text:p text:style-name="Table_20_Contents">This file is a symbolic link; its contents specify the link target.</text:p>
          </table:table-cell>
        </table:table-row>
        <table:table-row table:style-name="Tabel1.2">
          <table:table-cell table:style-name="Tabel1.A4" office:value-type="string">
            <text:p text:style-name="Table_20_Contents"><text:span text:style-name="Source_20_Text">Last-Modified</text:span></text:p>
          </table:table-cell>
          <table:table-cell table:style-name="Tabel1.B8" office:value-type="string">
            <text:p text:style-name="Table_20_Contents">Date/time string</text:p>
          </table:table-cell>
          <table:table-cell table:style-name="Tabel1.C8" office:value-type="string">
            <text:p text:style-name="Table_20_Contents">Last modification time of the file.</text:p>
          </table:table-cell>
        </table:table-row>
        <table:table-row table:style-name="Tabel1.2">
          <table:table-cell table:style-name="Tabel1.A8" office:value-type="string">
            <text:p text:style-name="Table_20_Contents"><text:span text:style-name="Source_20_Text">x-amz-meta-atime</text:span></text:p>
          </table:table-cell>
          <table:table-cell table:style-name="Tabel1.B8" office:value-type="string">
            <text:p text:style-name="Table_20_Contents">Date/time string</text:p>
          </table:table-cell>
          <table:table-cell table:style-name="Tabel1.C8" office:value-type="string">
            <text:p text:style-name="Table_20_Contents">Last access time of the file.</text:p>
          </table:table-cell>
        </table:table-row>
        <table:table-row table:style-name="Tabel1.2">
          <table:table-cell table:style-name="Tabel1.A8" office:value-type="string">
            <text:p text:style-name="Table_20_Contents"><text:span text:style-name="Source_20_Text">x-amz-meta-uid</text:span></text:p>
          </table:table-cell>
          <table:table-cell table:style-name="Tabel1.B8" office:value-type="string">
            <text:p text:style-name="Table_20_Contents">Integer</text:p>
          </table:table-cell>
          <table:table-cell table:style-name="Tabel1.C8" office:value-type="string">
            <text:p text:style-name="Table_20_Contents">uid of the owner of the file.</text:p>
          </table:table-cell>
        </table:table-row>
        <table:table-row table:style-name="Tabel1.2">
          <table:table-cell table:style-name="Tabel1.A8" office:value-type="string">
            <text:p text:style-name="Table_20_Contents"><text:span text:style-name="Source_20_Text">x-amz-meta-gid</text:span></text:p>
          </table:table-cell>
          <table:table-cell table:style-name="Tabel1.B8" office:value-type="string">
            <text:p text:style-name="Table_20_Contents">Integer</text:p>
          </table:table-cell>
          <table:table-cell table:style-name="Tabel1.C8" office:value-type="string">
            <text:p text:style-name="Table_20_Contents">gid of the group owner of the file.</text:p>
          </table:table-cell>
        </table:table-row>
        <table:table-row table:style-name="Tabel1.2">
          <table:table-cell table:style-name="Tabel1.A8" office:value-type="string">
            <text:p text:style-name="P27"><text:span text:style-name="Source_20_Text">x-amz-meta-mode</text:span></text:p>
          </table:table-cell>
          <table:table-cell table:style-name="Tabel1.B8" office:value-type="string">
            <text:p text:style-name="P6">Integer</text:p>
          </table:table-cell>
          <table:table-cell table:style-name="Tabel1.C8" office:value-type="string">
            <text:p text:style-name="Table_20_Contents">Permissions for the file, i.e., the decimal value for the “user rwx,” “group rwx,” and “other rwx” settings.</text:p>
          </table:table-cell>
        </table:table-row>
        <table:table-row table:style-name="Tabel1.2">
          <table:table-cell table:style-name="Tabel1.A9" office:value-type="string">
            <text:p text:style-name="P6"><text:span text:style-name="Source_20_Text">x-amz-meta-modex</text:span></text:p>
          </table:table-cell>
          <table:table-cell table:style-name="Tabel1.B9" office:value-type="string">
            <text:p text:style-name="P6">Integer</text:p>
          </table:table-cell>
          <table:table-cell table:style-name="Tabel1.C9" office:value-type="string">
            <text:p text:style-name="P9">Decimal value of the bit flags <text:span text:style-name="Source_20_Text">S_ISUID</text:span>, <text:span text:style-name="Source_20_Text">S_ISGID</text:span>, and <text:span text:style-name="Source_20_Text">S_ISVTX</text:span>.</text:p>
          </table:table-cell>
        </table:table-row>
        <table:table-row>
          <table:table-cell table:style-name="Tabel1.A10" table:number-columns-spanned="3" office:value-type="string">
            <text:p text:style-name="P26">Table <text:sequence text:ref-name="refFigure4" text:name="Figure" text:formula="ooow:Figure+1" style:num-format="1">3.1</text:sequence>: S3 metadata conventions chosen to enable S3 files to be treated as native Linux files.</text:p>
          </table:table-cell>
          <table:covered-table-cell/>
          <table:covered-table-cell/>
        </table:table-row>
      </table:table>
      <text:p text:style-name="Text_20_body"><text:span text:style-name="Source_20_Text">aws-s3fs</text:span><text:span text:style-name="T1"> does not yet support the Amazon S3 ACL, and as of this writing it is still undecided whether the ACL may be transparently mapped to a Linux filesystem equivalent, or whether the ACL should be considered an extra feature that might require a utility of its own.</text:span></text:p>
      <text:p text:style-name="P21">It also does not support encryption and reduced-redundancy storage. These features are trivial to add, however, and should be enabled or disabled via command-line options and configuration file settings. It may be worthwhile to create a utility that can modify these settings on a per-file or per-directory basis.</text:p>
      <text:h text:style-name="P41" text:outline-level="1">Startup and Configuration Modules</text:h>
      <text:p text:style-name="P5"/>
      <text:h text:style-name="P41" text:outline-level="1">FUSEIF Module</text:h>
      <text:p text:style-name="P5">The FUSEIF module contains all the callback functions for the FUSE filesystem version 2.8, except for deprecated callbacks and the following callbacks, which are not supported:</text:p>
      <text:list xml:id="list1273160350" text:style-name="L1">
        <text:list-item>
          <text:p text:style-name="P33">link (to create a hard links),</text:p>
        </text:list-item>
        <text:list-item>
          <text:p text:style-name="P47">bmap (to map block indexes within a device), and</text:p>
        </text:list-item>
        <text:list-item>
          <text:p text:style-name="P51">ioctl (for controlling device drivers).</text:p>
        </text:list-item>
      </text:list>
      <text:p text:style-name="Text_20_body"><text:span text:style-name="T1">In most cases the FUSEIF passes the callback on to the S3IF module with only some filtering of the FUSE parameters, but some functions that are more closely related to the functionality of a regular filesystem than to the S3 storage are handled by the FUSEIF module. In particular, the </text:span><text:span text:style-name="Source_20_Text">open</text:span><text:span text:style-name="T1"> function performs a number of access tests that are determined by the Linux directory structure and file ownership and permission settings before turning over control to the S3IF.</text:span></text:p>
      <text:list xml:id="list1188376781" text:style-name="L2">
        <text:list-item>
          <text:p text:style-name="P36"><text:span text:style-name="T1">Files: </text:span><text:span text:style-name="Source_20_Text">fuseif.c</text:span><text:span text:style-name="T1">.</text:span></text:p>
        </text:list-item>
      </text:list>
      <text:h text:style-name="P42" text:outline-level="2">Module Specific Security Issues</text:h>
      <text:p text:style-name="Text_20_body">The following security issues that are specific to the FUSEIF have been considered:</text:p>
      <text:list xml:id="list2102708510" text:style-name="L3">
        <text:list-item>
          <text:p text:style-name="P57"><text:span text:style-name="T1">When a user mounts an S3 storage, the user is granted “root” access, as it were, to the S3 storage, with unrestricted access to any file in the mounted S3 bucket. This requires the FUSEIF and the S3IF to permit or deny access according to file and directory ownership and permission settings in the same manner as the Linux filesystem does for local files. The file access control is implemented as early as possible in the </text:span><text:span text:style-name="Source_20_Text">aws-s3fs</text:span><text:span text:style-name="T1"> software when the </text:span><text:span text:style-name="Source_20_Text">aws-s3fs</text:span><text:span text:style-name="T1"> attempts to access a file.</text:span></text:p>
        </text:list-item>
      </text:list>
      <text:h text:style-name="P41" text:outline-level="1">S3IF Module</text:h>
      <text:p text:style-name="P5">The S3IF module is divided into the following sub-modules:</text:p>
      <text:list xml:id="list444057268" text:style-name="L4">
        <text:list-item>
          <text:p text:style-name="P37"><text:span text:style-name="Strong_20_Emphasis"><text:span text:style-name="T1">Core S3IF</text:span></text:span><text:span text:style-name="T1">: provides the functions that communicate directly with the FUSEIF call-back functions.</text:span></text:p>
          <text:list>
            <text:list-item>
              <text:p text:style-name="P55"><text:span text:style-name="T1">Files: </text:span><text:span text:style-name="Source_20_Text">s3if.c</text:span><text:span text:style-name="T1">.</text:span></text:p>
            </text:list-item>
          </text:list>
        </text:list-item>
        <text:list-item>
          <text:p text:style-name="P49"><text:span text:style-name="Strong_20_Emphasis"><text:span text:style-name="T1">S3COMMS</text:span></text:span><text:span text:style-name="T1">: provides functions that prepare and transmit S3 requests via </text:span><text:span text:style-name="Source_20_Text">libcurl</text:span><text:span text:style-name="T1"> and receive the S3 responses. The functions include the generation of HMAC-SHA1 signatures, computation of MD5 digests, and conversion to BASE64.</text:span></text:p>
          <text:list>
            <text:list-item>
              <text:p text:style-name="P55"><text:span text:style-name="T1">Files: </text:span><text:span text:style-name="Source_20_Text">s3comms.c</text:span><text:span text:style-name="T1">, </text:span><text:span text:style-name="Source_20_Text">base64.c</text:span><text:span text:style-name="T1">, </text:span><text:span text:style-name="Source_20_Text">digest.c</text:span><text:span text:style-name="T1">.</text:span></text:p>
            </text:list-item>
          </text:list>
        </text:list-item>
        <text:list-item>
          <text:p text:style-name="P49"><text:span text:style-name="Strong_20_Emphasis"><text:span text:style-name="T1">Directory Cache</text:span></text:span><text:span text:style-name="T1">: maintains a cache that is capable of holding the full contents of a small number of directories.</text:span></text:p>
          <text:list>
            <text:list-item>
              <text:p text:style-name="P55"><text:span text:style-name="T1">Files: </text:span><text:span text:style-name="Source_20_Text">dircache.c</text:span><text:span text:style-name="T1">.</text:span></text:p>
            </text:list-item>
          </text:list>
        </text:list-item>
        <text:list-item>
          <text:p text:style-name="P49"><text:span text:style-name="Strong_20_Emphasis"><text:span text:style-name="T1">File Stat Cache</text:span></text:span><text:span text:style-name="T1">: maintains a cache that is capable of holding file stat information for a significant number of files. This cache is implemented via a hash table for the filenames to enable high throughput because the file stat function is used intensively by the FUSE subsystem.</text:span></text:p>
          <text:list>
            <text:list-item>
              <text:p text:style-name="P55"><text:span text:style-name="T1">Files: </text:span><text:span text:style-name="Source_20_Text">statcache.c</text:span><text:span text:style-name="T1">.</text:span></text:p>
            </text:list-item>
          </text:list>
        </text:list-item>
      </text:list>
      <text:h text:style-name="P40" text:outline-level="3">Core S3IF</text:h>
      <text:p text:style-name="P14">The Core S3IF contains functions that are invoked via the FUSEIF call-back functions, and is primarily concerned with housekeeping of file metadata and file state information, and for converting between the FUSEIF data formats and the S3 data formats. The Core S3IF does not modify file contents, except for symbolic links which contain only small amounts of data.</text:p>
      <text:p text:style-name="P19">The Core S3IF is responsible for communicating with the three caches: the Directory Cache, the File Stat Cache, and the File Cache.</text:p>
      <text:h text:style-name="P40" text:outline-level="3">S3COMMS</text:h>
      <text:p text:style-name="P5">The S3COMMS submodule provides an interface between the S3IF and Amazon's S3 REST API. It is responsible for constructing a proper S3 request with an AWS signature and for receiving the S3 response. S3COMMS includes some auxiliary functions for computing MD5 and SHA1 digests and for generating HMAC signatures with either digest type, and it provides functions for representing the digests and signatures in binary format or encoded into BASE64 or hexadecimal formats.</text:p>
      <text:p text:style-name="Text_20_body_20_indent"><text:span text:style-name="T1">S3COMMS uses </text:span><text:span text:style-name="Source_20_Text">libcurl</text:span><text:span text:style-name="T1"> to communicate with the S3 API for all file access that does not involve the file contents. This access includes modification of file metadata, directory listing, renaming of files within the same filesystem, etc. (Any access to the file contents are handled via the File Cache.)</text:span></text:p>
      <text:p text:style-name="P21">The S3COMMS submodule itself is stateless but requires the user to allocate a handle that encapsulates information about the S3 connection.</text:p>
      <text:h text:style-name="P40" text:outline-level="3">Directory Cache</text:h>
      <text:p text:style-name="P5">The primary purpose of the directory cache is to facilitate fast shell interaction, allowing the user to use features that scan a directory multiple times (such as auto-completion) with low latency.</text:p>
      <text:p text:style-name="P21">The cache stores a complete list of files in a small number of directories, and it is thus feasible to search for a particular key—the directory name—using a sequential (brute-force) string search rather than resorting to more advanced forms such as hash tables or balanced trees.</text:p>
      <text:p text:style-name="Text_20_body_20_indent"><text:span text:style-name="T1">The S3IF queries the directory cache queried whenever it receives a </text:span><text:span text:style-name="Source_20_Text">readdir</text:span><text:span text:style-name="T1"> command from the FUSEIF and resolves any cache misses that may occur. The directory cache expires entries according to an LRU policy. Any cache hit marks its entry as most recently used. Cache aging is enforced by shifting directory names in an array, expiring them as they are shifted off the end of the array.</text:span></text:p>
      <text:p text:style-name="Text_20_body_20_indent"><text:span text:style-name="T1">Cache access is thus an O(</text:span><text:span text:style-name="Variable"><text:span text:style-name="T1">n</text:span></text:span><text:span text:style-name="T1">) operation, but </text:span><text:span text:style-name="Variable"><text:span text:style-name="T1">n</text:span></text:span><text:span text:style-name="T1"> is very small; initial tests indicate that as few as half a dozen entries may be more than adequate.</text:span></text:p>
      <text:p text:style-name="P21">It is currently undecided whether to invalidate a cache entry or update the cache entry if a file in a cached directory changes. The S3IF has sufficient information to enable such updates, but at the cost of additional code.</text:p>
      <text:h text:style-name="P40" text:outline-level="3"><text:soft-page-break/>File Stat Cache</text:h>
      <text:p text:style-name="P5">The FUSE subsystem makes intense use of file stat information, and efficient file stat responses are key to performance for any FUSE file system.</text:p>
      <text:p text:style-name="Text_20_body_20_indent"><text:span text:style-name="T1">The S3IF queries the file stat cache each time it receives a </text:span><text:span text:style-name="Source_20_Text">stat</text:span><text:span text:style-name="T1"> or </text:span><text:span text:style-name="Source_20_Text">fstat</text:span><text:span text:style-name="T1"> command from the FUSEIF <text:s/>and resolves any cache misses that may occur. The file stat cache expires entries according to an LRU policy. Any cache hit will mark the entry as most recently used.</text:span></text:p>
      <text:p text:style-name="Text_20_body_20_indent"><text:span text:style-name="Source_20_Text">aws-s3fs</text:span><text:span text:style-name="T1"> uses the </text:span><text:span text:style-name="Source_20_Text">uthash</text:span><text:span text:style-name="T1"> macros to maintain a cache of filenames with file stat information, allowing cached files to be accessed with a complexity of O(1). The cache is currently assumed to require a large number of entries, probably in the order of a few thousand files, equivalent to the number of files in a small number of directories.</text:span></text:p>
      <text:h text:style-name="P42" text:outline-level="2">Module Specific Security Issues</text:h>
      <text:p text:style-name="Text_20_body">The following security issues that are specific to the S3IF have been considered:</text:p>
      <text:list xml:id="list2004361744" text:continue-list="list2102708510" text:style-name="L3">
        <text:list-item>
          <text:p text:style-name="P58">The S3IF does not consider S3 ACL settings.</text:p>
        </text:list-item>
      </text:list>
      <text:h text:style-name="P41" text:outline-level="1"><text:bookmark-start text:name="__RefNumPara__516_895069372"/><text:bookmark-start text:name="__RefHeading__498_895069372"/>File Cache<text:bookmark-end text:name="__RefNumPara__516_895069372"/><text:bookmark-end text:name="__RefHeading__498_895069372"/></text:h>
      <text:p text:style-name="P5">The File Cache is responsible for maintaining a cache of files, including the download and upload of cache contents between the S3 and the local host. The File Cache runs as a daemon that is capable of serving multiple S3IF connections simultaneously without congesting the S3 upload and download connections, and it enables different users to share the cached files. The File Cache module consists of the following sub-modules:</text:p>
      <text:list xml:id="list573738471" text:style-name="L5">
        <text:list-item>
          <text:p text:style-name="P38"><text:span text:style-name="Strong_20_Emphasis"><text:span text:style-name="T1">File Cache Client</text:span></text:span><text:span text:style-name="T1">: a front end for the S3IF which passes cache requests (see Section </text:span><text:span text:style-name="T1"><text:bookmark-ref text:reference-format="chapter" text:ref-name="__RefHeading__2563_918058823">7.1</text:bookmark-ref></text:span><text:span text:style-name="T1">, </text:span><text:span text:style-name="Emphasis"><text:span text:style-name="T1"><text:bookmark-ref text:reference-format="text" text:ref-name="__RefNumPara__1767_864065677">File Cache Requests</text:bookmark-ref></text:span></text:span><text:span text:style-name="T1">) to the File Cache and returns the responses to the S3IF. The File Cache Client is compiled and linked against the S3IF where it converts S3IF function calls to socket messages. (It is thus found on the S3IF side of the socket connection in Figure </text:span><text:span text:style-name="T1"><text:sequence-ref text:reference-format="value" text:ref-name="refFigure1">2.1</text:sequence-ref></text:span><text:span text:style-name="T1"> in practice, but conceptually it belongs to the File Cache module.)</text:span></text:p>
          <text:list>
            <text:list-item>
              <text:p text:style-name="P56"><text:span text:style-name="T1">Files: </text:span><text:span text:style-name="Source_20_Text">filecacheclient.c</text:span>, <text:span text:style-name="Source_20_Text">socket.c</text:span>.</text:p>
            </text:list-item>
          </text:list>
        </text:list-item>
        <text:list-item>
          <text:p text:style-name="P50"><text:span text:style-name="Strong_20_Emphasis"><text:span text:style-name="T1">File Cache Database</text:span></text:span><text:span text:style-name="T1">: administers an SQLite database that contains information about the files in the cache and provides query functions for the other File Cache modules.</text:span></text:p>
          <text:list>
            <text:list-item>
              <text:p text:style-name="P56"><text:span text:style-name="T1">Files: </text:span><text:span text:style-name="Source_20_Text">filecachedb.c</text:span><text:span text:style-name="T1">.</text:span></text:p>
            </text:list-item>
          </text:list>
        </text:list-item>
        <text:list-item>
          <text:p text:style-name="P50"><text:span text:style-name="Strong_20_Emphasis"><text:span text:style-name="T1">Core File Cache</text:span></text:span><text:span text:style-name="T1">: receives client connections and spawns a new thread for each connection to avoid blocking other clients while waiting for a request that takes long time to complete. The core sub-module does not currently monitor the state of the files in the file cache because all file access is already directed through the S3IF module, which thus has sufficient information about file synchronization. It is prepared to monitor the last access time of the files in the file cache, but this may not be necessary.</text:span></text:p>
          <text:list>
            <text:list-item>
              <text:p text:style-name="P56"><text:span text:style-name="T1">Files: </text:span><text:span text:style-name="Source_20_Text">filecache.c</text:span><text:span text:style-name="T1">, </text:span><text:span text:style-name="Source_20_Text">socket.c</text:span><text:span text:style-name="T1">.</text:span></text:p>
            </text:list-item>
          </text:list>
        </text:list-item>
        <text:list-item>
          <text:p text:style-name="P50"><text:span text:style-name="Strong_20_Emphasis"><text:span text:style-name="T1">Transfer Manager</text:span></text:span><text:span text:style-name="T1">: listens to a queue where the Core File Cache adds files as its client requests access to them, and schedules the files for download or upload as transfer slots become available. The Transfer Manager starts a thread for each download and broadcasts to all threads subscribing to the download when the download completes. Uploads are started as threads, but the clients are not informed of the completion of the uploads.</text:span></text:p>
          <text:list>
            <text:list-item>
              <text:p text:style-name="P56"><text:span text:style-name="T1">Files: </text:span><text:span text:style-name="Source_20_Text">downloadqueue.c</text:span><text:span text:style-name="T1">, </text:span><text:span text:style-name="Source_20_Text">s3comms.c</text:span><text:span text:style-name="T1">.</text:span></text:p>
            </text:list-item>
          </text:list>
        </text:list-item>
      </text:list>
      <text:p text:style-name="P5">The File Cache assigns a unique local filename and a local parent directory name to each file. These names determine the location of the cached files relative to the cache directory so that the local file system may access the files. The File Cache Database maintains a relation between the remote filenames on the S3 storage and the local file paths. This mechanism obscures the file structure and the filenames to any local user who might have search access to the cached files but no authentication credentials on the S3 storage; it does not protect the contents of the files, however.</text:p>
      <text:h text:style-name="P42" text:outline-level="2"><text:bookmark-start text:name="__RefNumPara__1767_864065677"/><text:bookmark-start text:name="__RefHeading__2563_918058823"/>File Cache Requests<text:bookmark-end text:name="__RefNumPara__1767_864065677"/><text:bookmark-end text:name="__RefHeading__2563_918058823"/></text:h>
      <text:p text:style-name="P5">File cache requests are made by the client, that is, the S3IF module. The following table lists the requests and their parameters:</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string">
              <text:p text:style-name="Table_20_Heading">Request</text:p>
            </table:table-cell>
            <table:table-cell table:style-name="Table1.B1" office:value-type="string">
              <text:p text:style-name="Table_20_Heading">Parameters</text:p>
            </table:table-cell>
            <table:table-cell table:style-name="Table1.C1" office:value-type="string">
              <text:p text:style-name="Table_20_Heading">Description</text:p>
            </table:table-cell>
          </table:table-row>
        </table:table-header-rows>
        <table:table-row table:style-name="Table1.1">
          <table:table-cell table:style-name="Table1.A2" table:number-rows-spanned="8" office:value-type="string">
            <text:p text:style-name="Table_20_Contents"><text:span text:style-name="Source_20_Text">CACHE</text:span></text:p>
          </table:table-cell>
          <table:table-cell table:style-name="Table1.B2" office:value-type="string">
            <text:p text:style-name="Table_20_Contents"><text:span text:style-name="Source_20_Text">parent uid;</text:span></text:p>
          </table:table-cell>
          <table:table-cell table:style-name="Table1.C2" office:value-type="string">
            <text:p text:style-name="Table_20_Contents">uid of the file's parent directory.</text:p>
          </table:table-cell>
        </table:table-row>
        <table:table-row table:style-name="Table1.1">
          <table:covered-table-cell/>
          <table:table-cell table:style-name="Table1.B8" office:value-type="string">
            <text:p text:style-name="Table_20_Contents"><text:span text:style-name="Source_20_Text">parent gid;</text:span></text:p>
          </table:table-cell>
          <table:table-cell table:style-name="Table1.C3" office:value-type="string">
            <text:p text:style-name="Table_20_Contents">gid of the file's parent directory.</text:p>
          </table:table-cell>
        </table:table-row>
        <table:table-row table:style-name="Table1.1">
          <table:covered-table-cell/>
          <table:table-cell table:style-name="Table1.B8" office:value-type="string">
            <text:p text:style-name="Table_20_Contents"><text:span text:style-name="Source_20_Text">parent permissions;</text:span></text:p>
          </table:table-cell>
          <table:table-cell table:style-name="Table1.C4" office:value-type="string">
            <text:p text:style-name="Table_20_Contents">Permissions of the file's parent directory (decimal representation, not octal).</text:p>
          </table:table-cell>
        </table:table-row>
        <table:table-row table:style-name="Table1.1">
          <table:covered-table-cell/>
          <table:table-cell table:style-name="Table1.B5" office:value-type="string">
            <text:p text:style-name="Table_20_Contents"><text:span text:style-name="Source_20_Text">file uid;</text:span></text:p>
          </table:table-cell>
          <table:table-cell table:style-name="Table1.C5" office:value-type="string">
            <text:p text:style-name="Table_20_Contents">uid of the file.</text:p>
          </table:table-cell>
        </table:table-row>
        <table:table-row table:style-name="Table1.1">
          <table:covered-table-cell/>
          <table:table-cell table:style-name="Table1.B5" office:value-type="string">
            <text:p text:style-name="Table_20_Contents"><text:span text:style-name="Source_20_Text">file gid;</text:span></text:p>
          </table:table-cell>
          <table:table-cell table:style-name="Table1.C5" office:value-type="string">
            <text:p text:style-name="Table_20_Contents">gid of the file.</text:p>
          </table:table-cell>
        </table:table-row>
        <table:table-row table:style-name="Table1.1">
          <table:covered-table-cell/>
          <table:table-cell table:style-name="Table1.B8" office:value-type="string">
            <text:p text:style-name="Table_20_Contents"><text:span text:style-name="Source_20_Text">file permissions;</text:span></text:p>
          </table:table-cell>
          <table:table-cell table:style-name="Table1.C7" office:value-type="string">
            <text:p text:style-name="Table_20_Contents">Permissions of the file (decimal representation, not octal).</text:p>
          </table:table-cell>
        </table:table-row>
        <table:table-row table:style-name="Table1.1">
          <table:covered-table-cell/>
          <table:table-cell table:style-name="Table1.B8" office:value-type="string">
            <text:p text:style-name="Table_20_Contents"><text:span text:style-name="Source_20_Text">file mtime;</text:span></text:p>
          </table:table-cell>
          <table:table-cell table:style-name="Table1.C8" office:value-type="string">
            <text:p text:style-name="Table_20_Contents">mtime of the file as a UNIX timestamp (time_t).</text:p>
          </table:table-cell>
        </table:table-row>
        <table:table-row table:style-name="Table1.1">
          <table:covered-table-cell/>
          <table:table-cell table:style-name="Table1.B9" office:value-type="string">
            <text:p text:style-name="Table_20_Contents"><text:span text:style-name="Source_20_Text">file path</text:span></text:p>
          </table:table-cell>
          <table:table-cell table:style-name="Table1.C9" office:value-type="string">
            <text:p text:style-name="Table_20_Contents">Complete path and name of the file.</text:p>
          </table:table-cell>
        </table:table-row>
        <table:table-row table:style-name="Table1.1">
          <table:table-cell table:style-name="Table1.A12" table:number-rows-spanned="3" office:value-type="string">
            <text:p text:style-name="Table_20_Contents"><text:span text:style-name="Source_20_Text">CONNECT</text:span></text:p>
          </table:table-cell>
          <table:table-cell table:style-name="Table1.B10" office:value-type="string">
            <text:p text:style-name="Table_20_Contents"><text:span text:style-name="Source_20_Text">bucket name;</text:span></text:p>
          </table:table-cell>
          <table:table-cell table:style-name="Table1.C10" office:value-type="string">
            <text:p text:style-name="Table_20_Contents">Name of the Amazon S3 bucket.</text:p>
          </table:table-cell>
        </table:table-row>
        <table:table-row table:style-name="Table1.1">
          <table:covered-table-cell/>
          <table:table-cell table:style-name="Table1.B11" office:value-type="string">
            <text:p text:style-name="Table_20_Contents"><text:span text:style-name="Source_20_Text">Amazon Key ID;</text:span></text:p>
          </table:table-cell>
          <table:table-cell table:style-name="Table1.C11" office:value-type="string">
            <text:p text:style-name="Table_20_Contents">The 20 character Amazon Key ID.</text:p>
          </table:table-cell>
        </table:table-row>
        <table:table-row table:style-name="Table1.1">
          <table:covered-table-cell/>
          <table:table-cell table:style-name="Table1.B12" office:value-type="string">
            <text:p text:style-name="Table_20_Contents"><text:span text:style-name="Source_20_Text">Secret Key</text:span></text:p>
          </table:table-cell>
          <table:table-cell table:style-name="Table1.C12" office:value-type="string">
            <text:p text:style-name="Table_20_Contents">The 40 character secret key for the Amazon S3 account.</text:p>
          </table:table-cell>
        </table:table-row>
        <table:table-row table:style-name="Table1.1">
          <table:table-cell table:style-name="Table1.A15" table:number-rows-spanned="3" office:value-type="string">
            <text:p text:style-name="Table_20_Contents"><text:span text:style-name="Source_20_Text">SYNCLIST</text:span></text:p>
          </table:table-cell>
          <table:table-cell table:style-name="Table1.B13" office:value-type="string">
            <text:p text:style-name="Table_20_Contents"><text:span text:style-name="Source_20_Text">file 1;</text:span></text:p>
          </table:table-cell>
          <table:table-cell table:style-name="Table1.C15" table:number-rows-spanned="3" office:value-type="string">
            <text:p text:style-name="Table_20_Contents">List of NULL-terminated filenames that the S3IF module knows have been modified on the S3 end, and which require resynchronization with the file cache.</text:p>
            <text:p text:style-name="Table_20_Contents">Note: this request is likely to be removed because all aws-s3if file access is passed through the S3IF which thus has sufficient information about file synchronization.</text:p>
          </table:table-cell>
        </table:table-row>
        <table:table-row table:style-name="Table1.1">
          <table:covered-table-cell/>
          <table:table-cell table:style-name="Table1.B14" office:value-type="string">
            <text:p text:style-name="Table_20_Contents"><text:span text:style-name="Source_20_Text">file 2;</text:span></text:p>
          </table:table-cell>
          <table:covered-table-cell/>
        </table:table-row>
        <table:table-row table:style-name="Table1.1">
          <table:covered-table-cell/>
          <table:table-cell table:style-name="Table1.B15" office:value-type="string">
            <text:p text:style-name="Table_20_Contents">(etc.)</text:p>
          </table:table-cell>
          <table:covered-table-cell/>
        </table:table-row>
        <table:table-row table:style-name="Table1.1">
          <table:table-cell table:style-name="Table1.A16" office:value-type="string">
            <text:p text:style-name="Table_20_Contents"><text:span text:style-name="Source_20_Text">DISCONNECT</text:span></text:p>
          </table:table-cell>
          <table:table-cell table:style-name="Table1.B16" office:value-type="string">
            <text:p text:style-name="Table_20_Contents">(None)</text:p>
          </table:table-cell>
          <table:table-cell table:style-name="Table1.C16" office:value-type="string">
            <text:p text:style-name="Table_20_Contents">—</text:p>
          </table:table-cell>
        </table:table-row>
        <table:table-row table:style-name="Table1.17">
          <table:table-cell table:style-name="Table1.A17" table:number-columns-spanned="3" office:value-type="string">
            <text:p text:style-name="Table"><text:bookmark-start text:name="__DdeLink__5982_918058823"/>Table <text:sequence text:ref-name="refFigure5" text:name="Figure" text:formula="ooow:Figure+1" style:num-format="1">7.1</text:sequence>: Requests served by the File Cache module.<text:bookmark-end text:name="__DdeLink__5982_918058823"/></text:p>
          </table:table-cell>
          <table:covered-table-cell/>
          <table:covered-table-cell/>
        </table:table-row>
      </table:table>
      <text:p text:style-name="Text_20_body">The File Cache never initiates a message. Hence, to determine whether cached files on the local system require synchronization with the remote files, the S3IF must make a request for the status of the files from the File Cache, to which the File Cache responds with synchronization requirements.</text:p>
      <text:h text:style-name="Heading_20_2" text:outline-level="2">Module Specific Security Issues</text:h>
      <text:p text:style-name="P22">The following security issues that are specific to the File Cache have been considered:</text:p>
      <text:list xml:id="list407866200" text:style-name="L6">
        <text:list-item>
          <text:p text:style-name="P34">It is possible to starve the File Cache by making socket connections until it runs out of threads. This is a local host issue only, and is currently unresolved.</text:p>
        </text:list-item>
        <text:list-item>
          <text:p text:style-name="P48">Clients are not required to authenticate themselves against the File Cache itself. Instead, they provide credentials for their S3 accounts and will be unable to upload or download files between the File Cache without correct credentials.</text:p>
        </text:list-item>
        <text:list-item>
          <text:p text:style-name="P48">Access to locally cached files must be prevented for users whose uid and gid do not match those of the cached files; similarly, file permissions apply. This is solved as follows:</text:p>
          <text:list>
            <text:list-item>
              <text:p text:style-name="P53">Locally cached files are accessible only by the upload and download queues until they are ready for user access.</text:p>
            </text:list-item>
            <text:list-item>
              <text:p text:style-name="P53">All locally cached files are placed in a subdirectory whose ownership and permissions correspond to those of the file's parent directory on the S3 storage.</text:p>
            </text:list-item>
            <text:list-item>
              <text:p text:style-name="P53"><text:soft-page-break/>The cached file itself is given the ownership and permissions of the corresponding file on the S3 storage.</text:p>
            </text:list-item>
            <text:list-item>
              <text:p text:style-name="P52"><text:span text:style-name="T1">Privileged operations (setting the uid and gid of the subdirectories and the files) are handled by a separate process (the Permissions Grant module; see Section </text:span><text:span text:style-name="T1"><text:bookmark-ref text:reference-format="chapter" text:ref-name="__RefNumPara__14761_918058823">9</text:bookmark-ref></text:span><text:span text:style-name="T1">, </text:span><text:span text:style-name="Emphasis"><text:span text:style-name="T1"><text:bookmark-ref text:reference-format="text" text:ref-name="__RefNumPara__14761_918058823">Permissions Grant Module</text:bookmark-ref></text:span></text:span><text:span text:style-name="T1">).</text:span></text:p>
            </text:list-item>
          </text:list>
        </text:list-item>
      </text:list>
      <text:h text:style-name="P41" text:outline-level="1">Transfer Queue</text:h>
      <text:p text:style-name="P15"><text:span text:style-name="T1">When the File Cache requests a download or an upload, the Transfer </text:span><text:span text:style-name="T3">Queue creates a subscription to the file and adds the subscription to a download queue or an upload queue. If multiple download subscriptions are made to the same file, the subscription is updated with the number of subscribers but no new subscriptions are added to the queue.</text:span></text:p>
      <text:p text:style-name="P18">The Transfer Queue monitors the queues and starts a download thread whenever a download slot is available, or an upload thread whenever an upload slot is available.</text:p>
      <text:p text:style-name="P18">When a download is complete, the Transfer Queue invokes the Permissions Grant module to move the file into the shared cache and broadcasts to all waiting subscriber threads that the file is available. Each download thread unsubscribes from the file, and when the last subscription is removed, the subscription entry is removed from the download queue.</text:p>
      <text:p text:style-name="P18">Prior to performing an upload, the Transfer Queue invokes the Permissions Grant module to copy a chunk of the file into the protected folder. The Transfer Queue does not force the upload clients to wait until the upload is complete.</text:p>
      <text:p text:style-name="P24"><text:span text:style-name="T3">The Transfer Queue uses libcurl and dra</text:span><text:span text:style-name="T1">ws on the S3COMM module for constructing requests to the Amazon AWS REST interface. It does not use S3COMM for the eventual HTTP request, however, but rather starts the transfers itself.</text:span></text:p>
      <text:h text:style-name="Heading_20_2" text:outline-level="2">Module Specific Security Issues</text:h>
      <text:p text:style-name="Text_20_body">The following security issues that are specific to the Transfer Queue have been considered:</text:p>
      <text:list xml:id="list2052694693" text:style-name="L7">
        <text:list-item>
          <text:p text:style-name="P39">The Transfer Queue assumes that all files requested for download and upload are stored in a genuine S3 storage. It makes no attempts to verify the host and the path. This means that the Transfer Queue can be tricked into sending a signed AWS request to a hostile host or download files indiscriminately. The S3IF will make no such mistake because it is only concerned with files on the S3 storage. However, any local user may connect to the File Cache socket and request the download or upload of any file with a URL. This vulnerability is currently not addressed.</text:p>
        </text:list-item>
      </text:list>
      <text:p text:style-name="P25"/>
      <text:h text:style-name="P41" text:outline-level="1"><text:bookmark-start text:name="__RefNumPara__14761_918058823"/>Permissions Grant Module<text:bookmark-end text:name="__RefNumPara__14761_918058823"/></text:h>
      <text:p text:style-name="P5">The Permissions Grant module is a daemon process that runs with superuser privileges. It is responsible for changing ownership of cached files and moving them into user-accessible directories.</text:p>
      <text:p text:style-name="Text_20_body_20_indent"><text:span text:style-name="T1">The module forks the File Cache module as a child process, sharing an unnamed socket with the File Cache. It waits for requests from the File Cache as specified in </text:span><text:span text:style-name="T1"><text:sequence-ref text:reference-format="category-and-value" text:ref-name="refFigure5">Table 7.1</text:sequence-ref></text:span><text:span text:style-name="T1"> and processes them as they are received.</text:span></text:p>
      <text:list xml:id="list1423528965" text:style-name="L8">
        <text:list-item>
          <text:p text:style-name="P59"><text:span text:style-name="T1">Files: </text:span><text:span text:style-name="Source_20_Text">grant.c</text:span><text:span text:style-name="T1">, </text:span><text:span text:style-name="Source_20_Text">socket.c</text:span><text:span text:style-name="T1">.</text:span></text:p>
        </text:list-item>
      </text:list>
      <text:h text:style-name="Heading_20_2" text:outline-level="2">Permissions Grant Requests</text:h>
      <text:p text:style-name="Text_20_body">The Permissions Grant module accepts the following requests:</text:p>
      <table:table table:name="Tabel3" table:style-name="Tabel3">
        <table:table-column table:style-name="Tabel3.A"/>
        <table:table-column table:style-name="Tabel3.B"/>
        <table:table-column table:style-name="Tabel3.C"/>
        <table:table-header-rows>
          <table:table-row>
            <table:table-cell table:style-name="Tabel3.A1" office:value-type="string">
              <text:p text:style-name="Table_20_Heading">Request</text:p>
            </table:table-cell>
            <table:table-cell table:style-name="Tabel3.B1" office:value-type="string">
              <text:p text:style-name="Table_20_Heading">Parameters</text:p>
            </table:table-cell>
            <table:table-cell table:style-name="Tabel3.C1" office:value-type="string">
              <text:p text:style-name="P11">Description</text:p>
            </table:table-cell>
          </table:table-row>
        </table:table-header-rows>
        <table:table-row table:style-name="Tabel3.2">
          <table:table-cell table:style-name="Tabel3.A2" table:number-rows-spanned="3" office:value-type="string">
            <text:p text:style-name="P6"><text:span text:style-name="Source_20_Text">CHOWN</text:span></text:p>
          </table:table-cell>
          <table:table-cell table:style-name="Tabel3.B3" office:value-type="string">
            <text:p text:style-name="P7"><text:span text:style-name="Source_20_Text">uid;</text:span></text:p>
          </table:table-cell>
          <table:table-cell table:style-name="Tabel3.C3" office:value-type="string">
            <text:p text:style-name="P6">uid of the user ownership of the file.</text:p>
          </table:table-cell>
        </table:table-row>
        <table:table-row table:style-name="Tabel3.2">
          <table:covered-table-cell/>
          <table:table-cell table:style-name="Tabel3.B3" office:value-type="string">
            <text:p text:style-name="P7"><text:span text:style-name="Source_20_Text">gid;</text:span></text:p>
          </table:table-cell>
          <table:table-cell table:style-name="Tabel3.C3" office:value-type="string">
            <text:p text:style-name="P6">gid of the group ownership of the file.</text:p>
          </table:table-cell>
        </table:table-row>
        <table:table-row table:style-name="Tabel3.2">
          <table:covered-table-cell/>
          <table:table-cell table:style-name="Tabel3.B4" office:value-type="string">
            <text:p text:style-name="P7"><text:span text:style-name="Source_20_Text">filename</text:span></text:p>
          </table:table-cell>
          <table:table-cell table:style-name="Tabel3.C4" office:value-type="string">
            <text:p text:style-name="P6">Filename whose ownership settings should be modified.</text:p>
          </table:table-cell>
        </table:table-row>
        <table:table-row table:style-name="Tabel3.2">
          <table:table-cell table:style-name="Tabel3.A5" office:value-type="string">
            <text:p text:style-name="P6"><text:span text:style-name="Source_20_Text">PUBLISH</text:span></text:p>
          </table:table-cell>
          <table:table-cell table:style-name="Tabel3.B5" office:value-type="string">
            <text:p text:style-name="P7"><text:span text:style-name="Source_20_Text">filename</text:span></text:p>
          </table:table-cell>
          <table:table-cell table:style-name="Tabel3.C5" office:value-type="string">
            <text:p text:style-name="P6">Local file path (relative to the transfer manager's protected folder) for a file that should be moved from the transfer manager's protected folder to the shared cache directory.</text:p>
          </table:table-cell>
        </table:table-row>
        <table:table-row table:style-name="Tabel3.2">
          <table:table-cell table:style-name="Tabel3.A7" table:number-rows-spanned="2" office:value-type="string">
            <text:p text:style-name="P6"><text:span text:style-name="Source_20_Text">CHUNK</text:span></text:p>
          </table:table-cell>
          <table:table-cell table:style-name="Tabel3.B7" office:value-type="string">
            <text:p text:style-name="P7"><text:span text:style-name="Source_20_Text">part;</text:span></text:p>
            <text:p text:style-name="P8"/>
          </table:table-cell>
          <table:table-cell table:style-name="Tabel3.C7" office:value-type="string">
            <text:p text:style-name="P6">Part number of the upload. The Permissions Grant module automatically calculates the size of the chunk.</text:p>
          </table:table-cell>
        </table:table-row>
        <table:table-row table:style-name="Tabel3.2">
          <table:covered-table-cell/>
          <table:table-cell table:style-name="Tabel3.B7" office:value-type="string">
            <text:p text:style-name="P7"><text:span text:style-name="Source_20_Text">filename</text:span></text:p>
          </table:table-cell>
          <table:table-cell table:style-name="Tabel3.C7" office:value-type="string">
            <text:p text:style-name="P6">Local file path (relative to the files cache) for a file that should have a portion of it moved to the transfer manager's protected folder for upload.</text:p>
          </table:table-cell>
        </table:table-row>
        <table:table-row table:style-name="Tabel3.2">
          <table:table-cell table:style-name="Tabel3.A8" office:value-type="string">
            <text:p text:style-name="P6"><text:span text:style-name="Source_20_Text">DELETE</text:span></text:p>
          </table:table-cell>
          <table:table-cell table:style-name="Tabel3.B8" office:value-type="string">
            <text:p text:style-name="P6"><text:span text:style-name="Source_20_Text">filename</text:span></text:p>
          </table:table-cell>
          <table:table-cell table:style-name="Tabel3.C8" office:value-type="string">
            <text:p text:style-name="P9">Delete the file with the specified pathname (relative to the cache directory).</text:p>
          </table:table-cell>
        </table:table-row>
        <table:table-row>
          <table:table-cell table:style-name="Tabel3.A9" table:number-columns-spanned="3" office:value-type="string">
            <text:p text:style-name="Table">Table <text:sequence text:ref-name="refFigure6" text:name="Figure" text:formula="ooow:Figure+1" style:num-format="1">9.1</text:sequence>: Requests served by the Permissions Grant module.</text:p>
          </table:table-cell>
          <table:covered-table-cell/>
          <table:covered-table-cell/>
        </table:table-row>
      </table:table>
      <text:h text:style-name="Heading_20_2" text:outline-level="2">Module Specific Security Issues</text:h>
      <text:p text:style-name="Text_20_body">The following security issues that are specific to the Permissions Grant module have been considered:</text:p>
      <text:list xml:id="list1955819112" text:style-name="L9">
        <text:list-item>
          <text:p text:style-name="P35">The module has superuser privileges, so any functionality that does not require superuser privileges and which may sensibly be moved to other modules is removed from the Permissions Grant module.</text:p>
        </text:list-item>
        <text:list-item>
          <text:p text:style-name="P54">No other processes than the File Cache may request file security changes from the Permissions Grant module. The module accepts socket messages only from the File Cache by ignoring any socket messages that do not carry the pid of the File Cache process.</text:p>
        </text:list-item>
        <text:list-item>
          <text:p text:style-name="P54">The module accepts requests only for files in the cache directory, and it does not honor filenames that attempt to change to another directory (such as “../malware”).</text:p>
        </text:list-item>
      </text:list>
      <text:h text:style-name="Heading_20_1" text:outline-level="1">Test</text:h>
      <text:p text:style-name="Text_20_body">The <text:span text:style-name="Source_20_Text">aws-s3fs</text:span> software is tested with unit tests via the GNU <text:span text:style-name="Source_20_Text">autotest</text:span> tools. The unit tests are performed by executing <text:span text:style-name="Source_20_Text">make check</text:span> after building the software.</text:p>
      <text:h text:style-name="Heading_20_2" text:outline-level="2">Test File Structure</text:h>
      <text:p text:style-name="Text_20_body">The test suite consists of a number of test groups each named with the suffix “<text:span text:style-name="Source_20_Text">.at</text:span>”. In most cases the test files execute a unit test program that is written in C, each one named with the prefix “<text:span text:style-name="Source_20_Text">test-</text:span>” and compare their output with expected output strings. There is no one-to-one relationship between the test group file names and the unit test program file names.</text:p>
      <text:p text:style-name="Text_20_body_20_indent">The unit test programs take an argument that specifies which test in the test group should be performed, and an optional string with arguments that are specific to the unit test; for example, the live tests (see Section <text:bookmark-ref text:reference-format="number" text:ref-name="__RefNumPara__1765_864065677">10.2.2</text:bookmark-ref>, <text:span text:style-name="Emphasis"><text:bookmark-ref text:reference-format="text" text:ref-name="__RefNumPara__1765_864065677">Live Tests</text:bookmark-ref></text:span>) require an argument specifying the location of the live test configuration file. The invocation of the unit tests is controlled via a dispatching function (defined in <text:span text:style-name="Source_20_Text">dispatch.c</text:span>), which maps the test argument against a function using a dispatch table that is defined in each unit test program.</text:p>
      <text:h text:style-name="Heading_20_2" text:outline-level="2">Optional Tests</text:h>
      <text:h text:style-name="Heading_20_3" text:outline-level="3">OpenSSL Tests</text:h>
      <text:p text:style-name="Text_20_body">The <text:span text:style-name="Source_20_Text">OpenSSL</text:span> license is not compatible with the GPL license, which is used by the <text:span text:style-name="Source_20_Text">aws-s3fs</text:span> software, and although only the binary distributable of the <text:span text:style-name="Source_20_Text">OpenSSL</text:span> executable is used for testing, tests involving verification against the OpenSSL software may be disabled. See the <text:span text:style-name="Source_20_Text">README</text:span> file or type <text:span text:style-name="Source_20_Text">./configure --help</text:span> for details on how to enable or disable the <text:span text:style-name="Source_20_Text">OpenSSL</text:span> tests.</text:p>
      <text:h text:style-name="Heading_20_3" text:outline-level="3"><text:bookmark-start text:name="__RefNumPara__1765_864065677"/>Live Tests<text:bookmark-end text:name="__RefNumPara__1765_864065677"/></text:h>
      <text:p text:style-name="Text_20_body">The test suite will attempt to execute a number of tests against files stored in an S3 bucket. These tests require valid S3 credentials as well as an S3 bucket that is configured for testing. If these conditions are not satisfied, these “live tests” will be skipped by the test suite. See the <text:span text:style-name="Source_20_Text">README</text:span> file for details on how to configure the test suite for live tests.</text:p>
      <text:h text:style-name="Heading_20_3" text:outline-level="3">Database Tests</text:h>
      <text:p text:style-name="Text_20_body">Some of the File Cache tests require the <text:span text:style-name="Source_20_Text">sqlite3</text:span> utility which may not be installed on your system. The test suite will skip these database tests if this utility is not found on your system.</text:p>
      <text:h text:style-name="Heading_20_3" text:outline-level="3">Superuser Privileged Module Tests</text:h>
      <text:p text:style-name="Text_20_body">The Permissions Grant module runs with superuser privileges and is subject to more rigorous testing than other modules, at least to begin with. The module is tested with high branch coverage and is tested against unlikely scen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atineau1" svg:font-family="Gatineau" style:font-adornments="Normal"/>
    <style:font-face style:name="Lohit Hindi1" svg:font-family="'Lohit Hindi'"/>
    <style:font-face style:name="OpenSymbol"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Gatineau2" svg:font-family="Gatineau" style:font-adornments="Fed" style:font-pitch="variable"/>
    <style:font-face style:name="Gatineau3" svg:font-family="Gatineau" style:font-adornments="Kursiv" style:font-pitch="variable"/>
    <style:font-face style:name="Gatineau" svg:font-family="Gatineau" style:font-adornments="Normal" style:font-pitch="variable"/>
    <style:font-face style:name="Ubuntu" svg:font-family="Ubuntu" style:font-adornments="Normal" style:font-pitch="variable"/>
    <style:font-face style:name="TlwgTypewriter" svg:font-family="TlwgTypewriter" style:font-adornments="Normal"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Arial2" svg:font-family="Arial"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m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2pt" style:font-name-asian="Droid Sans Fallback" style:font-size-asian="14pt" style:font-name-complex="Lohit Hindi" style:font-size-complex="14pt"/>
    </style:style>
    <style:style style:name="Text_20_body" style:display-name="Text body" style:family="paragraph" style:parent-style-name="Standard" style:next-style-name="Text_20_body_20_indent" style:auto-update="true" style:class="text" style:master-page-name="">
      <style:paragraph-properties fo:margin-top="0mm" fo:margin-bottom="0mm" fo:text-align="justify" style:justify-single-word="false" fo:orphans="2" fo:widows="2" fo:hyphenation-ladder-count="99" style:register-true="true" style:page-number="auto" fo:background-color="transparent" style:shadow="none">
        <style:drop-cap/>
        <style:background-image/>
      </style:paragraph-properties>
      <style:text-properties style:font-name="Gatineau"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Gatineau" fo:font-size="10.5pt" style:font-size-asian="12pt" style:font-name-complex="Lohit Hindi1"/>
    </style:style>
    <style:style style:name="Heading_20_1" style:display-name="Heading 1" style:family="paragraph" style:parent-style-name="Heading" style:next-style-name="Text_20_body" style:default-outline-level="1" style:class="text" style:master-page-name="Right_20_Page">
      <style:paragraph-properties fo:margin="100%" fo:margin-left="0mm" fo:margin-right="0mm" fo:margin-top="0mm" fo:margin-bottom="2.1mm" fo:text-align="start" style:justify-single-word="false" fo:text-indent="0mm" style:auto-text-indent="false" style:page-number="auto" fo:break-before="auto" fo:break-after="auto" fo:background-color="transparent" style:shadow="none">
        <style:tab-stops/>
        <style:drop-cap/>
        <style:background-image/>
      </style:paragraph-properties>
      <style:text-properties style:font-name="Arial1" fo:font-size="22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text-properties style:font-name="Gatineau" fo:font-size="8pt" fo:font-style="italic" fo:font-weight="bold" style:font-size-asian="10.5pt"/>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fo:margin-top="6mm" fo:margin-bottom="2.12mm" style:page-number="auto"/>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pt" fo:font-weight="bold" style:font-size-asian="14pt" style:font-weight-asian="bold" style:font-size-complex="14pt" style:font-weight-complex="bold"/>
    </style:style>
    <style:style style:name="Text_20_body_20_indent" style:display-name="Text body indent" style:family="paragraph" style:parent-style-name="Text_20_body" style:auto-update="true" style:class="text">
      <style:paragraph-properties fo:margin="100%" fo:margin-left="0mm" fo:margin-right="0mm" fo:margin-top="0mm" fo:margin-bottom="0mm" fo:text-align="justify" style:justify-single-word="false" fo:text-indent="2.54mm" style:auto-text-indent="true"/>
      <style:text-properties style:font-size-asian="10.5pt"/>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46mm" style:type="center"/>
          <style:tab-stop style:position="92mm" style:type="right"/>
        </style:tab-stops>
      </style:paragraph-properties>
    </style:style>
    <style:style style:name="Title" style:family="paragraph" style:parent-style-name="Heading" style:next-style-name="Subtitle" style:auto-update="true" style:class="chapter" style:master-page-name="">
      <style:paragraph-properties fo:margin-top="40.01mm" fo:margin-bottom="0mm" fo:text-align="center" style:justify-single-word="false" style:page-number="auto" fo:break-before="auto" fo:break-after="auto" fo:background-color="transparent" fo:keep-with-next="auto">
        <style:tab-stops/>
        <style:background-image/>
      </style:paragraph-properties>
      <style:text-properties style:font-name="Ubuntu" fo:font-size="36pt" fo:font-weight="normal"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fo:margin-top="4mm" fo:margin-bottom="0mm" fo:text-align="center" style:justify-single-word="false" style:page-number="auto"/>
      <style:text-properties fo:font-size="16pt" fo:font-style="normal" style:font-size-asian="14pt" style:font-style-asian="italic" style:font-size-complex="14pt" style:font-style-complex="italic"/>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Heading_20_4" style:display-name="Heading 4" style:family="paragraph" style:parent-style-name="Heading" style:next-style-name="Text_20_body" style:default-outline-level="4" style:class="text">
      <style:text-properties fo:font-size="80%" fo:font-style="normal"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Text_20_body" style:class="extra">
      <style:text-properties fo:font-size="10.5pt" style:font-size-asian="10.5pt"/>
    </style:style>
    <style:style style:name="Figure" style:family="paragraph" style:parent-style-name="Caption" style:master-page-name="">
      <style:paragraph-properties fo:margin-top="0mm" fo:margin-bottom="0mm" fo:text-align="justify" style:justify-single-word="false" fo:hyphenation-ladder-count="no-limit" style:page-number="auto">
        <style:tab-stops/>
      </style:paragraph-properties>
      <style:text-properties style:font-name="Arial2" fo:font-size="8pt" fo:font-style="normal" fo:hyphenate="true" fo:hyphenation-remain-char-count="2" fo:hyphenation-push-char-count="2"/>
    </style:style>
    <style:style style:name="Footnote" style:family="paragraph" style:parent-style-name="Standard" style:class="extra" style:master-page-name="">
      <style:paragraph-properties fo:margin="100%" fo:margin-left="4.99mm" fo:margin-right="0mm" fo:margin-top="0mm" fo:margin-bottom="0mm" fo:text-align="justify" style:justify-single-word="false" fo:hyphenation-ladder-count="no-limit" fo:text-indent="-4.99mm" style:auto-text-indent="false" style:page-number="auto" fo:background-color="transparent" style:shadow="none" text:number-lines="false" text:line-number="0">
        <style:tab-stops/>
        <style:background-image/>
      </style:paragraph-properties>
      <style:text-properties style:font-name="Gatineau2" fo:font-size="8pt" fo:font-weight="bold" style:font-size-asian="10pt" style:font-size-complex="10pt" fo:hyphenate="true" fo:hyphenation-remain-char-count="2" fo:hyphenation-push-char-count="2"/>
    </style:style>
    <style:style style:name="Quotations" style:family="paragraph" style:parent-style-name="Standard" style:class="html" style:master-page-name="">
      <style:paragraph-properties fo:margin="100%" fo:margin-left="10mm" fo:margin-right="10mm" fo:margin-top="3mm" fo:margin-bottom="3mm" fo:text-align="justify" style:justify-single-word="false" fo:orphans="2" fo:widows="2" fo:hyphenation-ladder-count="no-limit" fo:text-indent="0mm" style:auto-text-indent="false" style:page-number="auto"/>
      <style:text-properties style:font-name="Gatineau2" fo:font-size="9pt" fo:font-weight="bold" style:font-size-asian="10.5pt" fo:hyphenate="true" fo:hyphenation-remain-char-count="2" fo:hyphenation-push-char-count="2"/>
    </style:style>
    <style:style style:name="Numbering_20_1" style:display-name="Numbering 1" style:family="paragraph" style:parent-style-name="List" style:class="list">
      <style:paragraph-properties fo:margin="100%" fo:margin-left="0mm" fo:margin-right="0mm" fo:margin-top="1.99mm" fo:margin-bottom="2.12mm" fo:text-indent="0mm" style:auto-text-indent="false">
        <style:tab-stops/>
      </style:paragraph-properties>
    </style:style>
    <style:style style:name="Numbering_20_1_20_Cont." style:display-name="Numbering 1 Cont." style:family="paragraph" style:parent-style-name="List" style:class="list">
      <style:paragraph-properties fo:margin="100%" fo:margin-left="6.35mm" fo:margin-right="0mm" fo:margin-top="0mm" fo:margin-bottom="2.12mm" fo:text-indent="0mm" style:auto-text-indent="false"/>
    </style:style>
    <style:style style:name="Numbering_20_1_20_End" style:display-name="Numbering 1 End" style:family="paragraph" style:parent-style-name="List" style:class="list">
      <style:paragraph-properties fo:margin="100%" fo:margin-left="6.35mm" fo:margin-right="0mm" fo:margin-top="0mm" fo:margin-bottom="4.23mm" fo:text-indent="-6.35mm" style:auto-text-indent="false"/>
    </style:style>
    <style:style style:name="Contents_20_Heading" style:display-name="Contents Heading" style:family="paragraph" style:parent-style-name="Heading_20_1" style:default-outline-level="1" style:list-style-name="" style:class="index" style:master-page-name="Første_20_side_20_TOC">
      <style:paragraph-properties fo:margin="100%" fo:margin-left="0mm" fo:margin-right="0mm" fo:margin-top="0mm" fo:margin-bottom="0mm" fo:text-indent="0mm" style:auto-text-indent="false" style:page-number="auto" fo:break-before="auto" fo:break-after="auto" fo:background-color="transparent"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mm" fo:margin-right="0mm" fo:margin-top="1.99mm" fo:margin-bottom="0mm" fo:text-indent="0mm" style:auto-text-indent="false" style:page-number="auto" style:shadow="none">
        <style:tab-stops>
          <style:tab-stop style:position="165.01mm"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60.02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55.03mm" style:type="right" style:leader-style="dotted" style:leader-text="."/>
        </style:tab-stops>
      </style:paragraph-properties>
    </style:style>
    <style:style style:name="Table" style:family="paragraph" style:list-style-name="" style:class="extra" style:master-page-name="">
      <style:paragraph-properties fo:text-align="justify" style:justify-single-word="false" fo:hyphenation-ladder-count="no-limit" style:page-number="auto">
        <style:tab-stops/>
      </style:paragraph-properties>
      <style:text-properties style:font-name="Arial2" fo:font-size="8pt" fo:font-style="normal" style:font-size-asian="10.5pt" fo:hyphenate="true" fo:hyphenation-remain-char-count="2" fo:hyphenation-push-char-count="2"/>
    </style:style>
    <style:style style:name="Text" style:family="paragraph" style:parent-style-name="Caption" style:class="extra">
      <style:text-properties style:font-name="Gatineau3" fo:font-size="10.5pt"/>
    </style:style>
    <style:style style:name="Preformatted_20_Text" style:display-name="Preformatted Text" style:family="paragraph" style:parent-style-name="Standard" style:class="html" style:master-page-name="">
      <style:paragraph-properties fo:margin-top="0mm" fo:margin-bottom="0mm" style:page-number="auto">
        <style:tab-stops/>
      </style:paragraph-properties>
      <style:text-properties style:font-name="TlwgTypewriter" fo:font-size="9pt" fo:font-weight="normal" style:font-name-asian="Droid Sans Fallback1" style:font-size-asian="10pt" style:font-name-complex="DejaVu Sans Mono" style:font-size-complex="10pt"/>
    </style:style>
    <style:style style:name="Appendix" style:family="paragraph" style:parent-style-name="Heading" style:next-style-name="Appendix_20_1" style:default-outline-level="1" style:list-style-name=""/>
    <style:style style:name="Appendix_20_1" style:display-name="Appendix 1" style:family="paragraph" style:parent-style-name="Appendix" style:next-style-name="Text_20_body" style:list-style-name="" style:master-page-name="Højre_20_side_20_appendix">
      <style:paragraph-properties fo:margin-top="0mm" fo:margin-bottom="2.12mm" style:page-number="auto" fo:break-before="auto" fo:break-after="auto" style:shadow="none">
        <style:tab-stops/>
      </style:paragraph-properties>
      <style:text-properties fo:font-size="22pt" fo:font-weight="bold"/>
    </style:style>
    <style:style style:name="Appendix_20_2" style:display-name="Appendix 2" style:family="paragraph" style:parent-style-name="Appendix_20_1" style:next-style-name="Text_20_body" style:master-page-name="">
      <style:paragraph-properties style:page-number="auto" fo:break-before="auto" fo:break-after="auto"/>
      <style:text-properties fo:font-size="15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fo:font-size="10.5pt" fo:font-weight="bold" style:font-size-asian="10.5pt" style:font-weight-asian="bold" style:font-weight-complex="bold"/>
    </style:style>
    <style:style style:name="List_20_1" style:display-name="List 1" style:family="paragraph" style:parent-style-name="List" style:class="list">
      <style:paragraph-properties fo:margin="100%" fo:margin-left="6.35mm" fo:margin-right="0mm" fo:margin-top="0mm" fo:margin-bottom="0mm" fo:text-indent="-6.35mm" style:auto-text-indent="false"/>
    </style:style>
    <style:style style:name="List_20_1_20_Start" style:display-name="List 1 Start" style:family="paragraph" style:parent-style-name="List" style:next-style-name="List_20_1" style:class="list" style:master-page-name="">
      <style:paragraph-properties fo:margin="100%" fo:margin-left="6.35mm" fo:margin-right="0mm" fo:margin-top="2.22mm" fo:margin-bottom="0mm" fo:text-indent="-6.35mm" style:auto-text-indent="false" style:page-number="auto"/>
      <style:text-properties fo:font-size="10.5pt"/>
    </style:style>
    <style:style style:name="List_20_2_20_Start" style:display-name="List 2 Start" style:family="paragraph" style:parent-style-name="List" style:next-style-name="List_20_2" style:class="list">
      <style:paragraph-properties fo:margin="100%" fo:margin-left="12.7mm" fo:margin-right="0mm" fo:margin-top="4.23mm" fo:margin-bottom="0mm" fo:text-indent="-6.35mm" style:auto-text-indent="false"/>
    </style:style>
    <style:style style:name="List_20_2" style:display-name="List 2" style:family="paragraph" style:parent-style-name="List" style:class="list">
      <style:paragraph-properties fo:margin="100%" fo:margin-left="12.7mm" fo:margin-right="0mm" fo:margin-top="0mm" fo:margin-bottom="0mm" fo:text-indent="-6.35mm" style:auto-text-indent="false"/>
    </style:style>
    <style:style style:name="List_20_1_20_Cont." style:display-name="List 1 Cont." style:family="paragraph" style:parent-style-name="List" style:class="list">
      <style:paragraph-properties fo:margin="100%" fo:margin-left="12.59mm" fo:margin-right="0mm" fo:margin-top="0mm" fo:margin-bottom="1.99mm" fo:text-indent="0mm" style:auto-text-indent="false">
        <style:tab-stops/>
      </style:paragraph-properties>
    </style:style>
    <style:style style:name="Illustration" style:family="paragraph" style:parent-style-name="Caption" style:class="extra"/>
    <style:style style:name="List_20_2_20_End" style:display-name="List 2 End" style:family="paragraph" style:parent-style-name="List" style:next-style-name="List_20_2" style:class="list">
      <style:paragraph-properties fo:margin="100%" fo:margin-left="12.7mm" fo:margin-right="0mm" fo:margin-top="0mm" fo:margin-bottom="2.12mm" fo:text-indent="-6.35mm" style:auto-text-indent="false"/>
    </style:style>
    <style:style style:name="Numbering_20_1_20_Start" style:display-name="Numbering 1 Start" style:family="paragraph" style:parent-style-name="List" style:next-style-name="Numbering_20_1" style:class="list">
      <style:paragraph-properties fo:margin="100%" fo:margin-left="6.35mm" fo:margin-right="0mm" fo:margin-top="2.12mm" fo:margin-bottom="2.12mm" fo:text-indent="-6.35mm" style:auto-text-indent="false"/>
    </style:style>
    <style:style style:name="List_20_1_20_End" style:display-name="List 1 End" style:family="paragraph" style:parent-style-name="List" style:next-style-name="List_20_1" style:class="list">
      <style:paragraph-properties fo:margin="100%" fo:margin-left="6.35mm" fo:margin-right="0mm" fo:margin-top="0mm" fo:margin-bottom="2.22mm" fo:text-indent="-6.35mm" style:auto-text-indent="false"/>
    </style:style>
    <style:style style:name="Strong_20_Emphasis" style:display-name="Strong Emphasis" style:family="text">
      <style:text-properties style:font-name="Gatineau2" fo:font-size="10.5pt" fo:font-weight="bold" style:font-size-asian="10.5pt" style:font-weight-asian="bold" style:font-weight-complex="bold"/>
    </style:style>
    <style:style style:name="Footnote_20_Symbol" style:display-name="Footnote Symbol" style:family="text">
      <style:text-properties style:font-name="Gatineau" fo:font-size="10.5pt" style:font-size-asian="10.5pt"/>
    </style:style>
    <style:style style:name="Footnote_20_anchor" style:display-name="Footnote anchor" style:family="text">
      <style:text-properties style:text-position="super 58%" style:font-name="Gatineau" fo:font-size="10.5pt" style:font-size-asian="10.5pt"/>
    </style:style>
    <style:style style:name="Emphasis" style:family="text">
      <style:text-properties style:font-name="Gatineau3" fo:font-size="10.5pt" fo:font-style="italic" style:font-size-asian="10.5pt" style:font-style-asian="italic" style:font-style-complex="italic"/>
    </style:style>
    <style:style style:name="Internet_20_link" style:display-name="Internet link" style:family="text">
      <style:text-properties fo:color="#000080" style:font-name="Gatineau" fo:font-size="10.5pt" style:text-underline-style="solid" style:text-underline-width="auto" style:text-underline-color="font-color" style:font-size-asian="10.5pt" style:language-asian="zxx" style:country-asian="none" style:language-complex="zxx" style:country-complex="none"/>
    </style:style>
    <style:style style:name="Teletype" style:family="text">
      <style:text-properties style:font-name="TlwgTypewriter" fo:font-size="10pt" fo:font-weight="normal" style:font-name-asian="Droid Sans Fallback1" style:font-size-asian="10.5pt" style:font-name-complex="DejaVu Sans Mono"/>
    </style:style>
    <style:style style:name="Rubies" style:family="text">
      <style:text-properties fo:font-size="6pt" style:text-underline-style="none" style:font-size-asian="6pt" style:font-size-complex="6pt" style:text-emphasize="none"/>
    </style:style>
    <style:style style:name="Example" style:family="text">
      <style:text-properties style:font-name="DejaVu Sans Mono" style:font-name-asian="Droid Sans Fallback1" style:font-name-complex="DejaVu Sans Mono"/>
    </style:style>
    <style:style style:name="Definition" style:family="text">
      <style:text-properties style:font-name="Gatineau" fo:font-size="10.5pt" fo:background-color="transparen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text-properties style:font-name="Gatineau" fo:font-size="10.5pt" fo:background-color="transparent" style:font-size-asian="10.5pt"/>
    </style:style>
    <style:style style:name="Formel" style:family="text">
      <style:text-properties style:font-name="Gatineau2" fo:font-size="10.5pt" fo:font-weight="bold" style:font-size-asian="10.5pt"/>
    </style:style>
    <style:style style:name="Source_20_Text" style:display-name="Source Text" style:family="text">
      <style:text-properties style:font-name="Droid Sans Mono" fo:font-size="8.5pt" fo:language="zxx" fo:country="none" fo:background-color="transparent" style:font-name-asian="WenQuanYi Micro Hei" style:font-size-asian="10.5pt" style:font-name-complex="Lohit Hindi2"/>
    </style:style>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4.99mm" fo:margin-right="4.99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Unavngivet1" style:family="graphic" style:parent-style-name="Formula"/>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fo:text-indent="-10.2mm" fo:margin-left="10.2mm"/>
        </style:list-level-properties>
      </text:outline-level-style>
      <text:outline-level-style text:level="3" style:num-suffix=" " style:num-format="1" text:display-levels="3">
        <style:list-level-properties text:list-level-position-and-space-mode="label-alignment">
          <style:list-level-label-alignment text:label-followed-by="nothing"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_20_right">
      <style:text-properties fo:language="en" fo:country="US"/>
    </style:style>
    <style:style style:name="MP2" style:family="paragraph" style:parent-style-name="Header_20_left">
      <style:paragraph-properties fo:text-align="start" style:justify-single-word="false"/>
      <style:text-properties fo:language="en" fo:country="US"/>
    </style:style>
    <style:style style:name="MP3" style:family="paragraph" style:parent-style-name="Header">
      <style:text-properties fo:language="en" fo:country="US"/>
    </style:style>
    <style:style style:name="MP4" style:family="paragraph" style:parent-style-name="Header_20_left">
      <style:text-properties fo:language="en" fo:country="US"/>
    </style:style>
    <style:page-layout style:name="Mpm1" style:page-usage="mirrored">
      <style:page-layout-properties fo:page-width="210.01mm" fo:page-height="297mm" style:num-format="1" style:print-orientation="portrait" fo:margin-top="14.99mm" fo:margin-bottom="20mm" fo:margin-left="30mm" fo:margin-right="14.99mm" style:shadow="none" style:register-truth-ref-style-name="Text_20_body" style:writing-mode="lr-tb" style:footnote-max-height="0mm">
        <style:columns fo:column-count="1" fo:column-gap="0mm"/>
        <style:footnote-sep style:width="0.18mm" style:distance-before-sep="1.01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2" style:page-usage="right">
      <style:page-layout-properties fo:page-width="210.01mm" fo:page-height="297mm" style:num-format="1" style:print-orientation="portrait" fo:margin-top="14.99mm" fo:margin-bottom="20mm" fo:margin-left="30mm" fo:margin-right="14.99mm" style:shadow="none" fo:background-color="transparent" style:writing-mode="lr-tb" style:footnote-max-height="0mm">
        <style:background-image/>
        <style:columns fo:column-count="1" fo:column-gap="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3" style:page-usage="left">
      <style:page-layout-properties fo:page-width="210.01mm" fo:page-height="297mm" style:num-format="1" style:print-orientation="portrait" fo:margin-top="14.99mm" fo:margin-bottom="20mm" fo:margin-left="14.99mm" fo:margin-right="30mm" style:writing-mode="lr-tb" style:footnote-max-height="0mm">
        <style:footnote-sep style:width="0.18mm" style:distance-before-sep="4.99mm" style:distance-after-sep="1.01mm" style:line-style="none" style:adjustment="left" style:rel-width="25%" style:color="#000000"/>
      </style:page-layout-properties>
      <style:header-style>
        <style:header-footer-properties svg:height="7.99mm" fo:margin-left="0mm" fo:margin-right="0mm" fo:margin-bottom="4.99mm" style:dynamic-spacing="false"/>
      </style:header-style>
      <style:footer-style/>
    </style:page-layout>
    <style:page-layout style:name="Mpm4" style:page-usage="right">
      <style:page-layout-properties fo:page-width="210.01mm" fo:page-height="297mm" style:num-format="1" style:print-orientation="portrait" fo:margin-top="13mm" fo:margin-bottom="20mm" fo:margin-left="30mm" fo:margin-right="14.99mm" style:writing-mode="lr-tb" style:footnote-max-height="0mm">
        <style:footnote-sep style:width="0.18mm" style:distance-before-sep="4.99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usage="mirrored">
      <style:page-layout-properties fo:page-width="210.01mm" fo:page-height="297mm" style:num-format="i" style:print-orientation="portrait" fo:margin-top="14.99mm" fo:margin-bottom="20mm" fo:margin-left="30mm" fo:margin-right="14.99mm" fo:background-color="transparent" style:writing-mode="lr-tb" style:footnote-max-height="0mm">
        <style:background-image/>
        <style:footnote-sep style:width="0.18mm" style:distance-before-sep="1.01mm" style:distance-after-sep="1.01mm" style:line-style="none" style:adjustment="left" style:rel-width="25%" style:color="#000000"/>
      </style:page-layout-properties>
      <style:header-style/>
      <style:footer-style/>
    </style:page-layout>
    <style:page-layout style:name="Mpm7" style:page-usage="mirrored">
      <style:page-layout-properties fo:page-width="210.01mm" fo:page-height="297mm" style:num-format="i"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8"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4.99mm" style:dynamic-spacing="false"/>
      </style:header-style>
      <style:footer-style/>
    </style:page-layout>
    <style:page-layout style:name="Mpm9" style:page-usage="mirrored">
      <style:page-layout-properties fo:page-width="210.01mm" fo:page-height="297mm" style:num-format="1" style:print-orientation="portrait" fo:margin-top="14.99mm" fo:margin-bottom="20mm" fo:margin-left="3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9</text:page-number></text:p>
      </style:header>
      <style:header-left>
        <text:p text:style-name="MP2"><text:page-number text:select-page="current">18</text:page-number><text:tab/><text:tab/><text:chapter text:display="number-and-name" text:outline-level="1">7. File Cache</text:chapter></text:p>
      </style:header-left>
    </style:master-page>
    <style:master-page style:name="Right_20_Page" style:display-name="Right Page" style:page-layout-name="Mpm2" style:next-style-name="Standard">
      <style:header>
        <text:p text:style-name="MP3"><text:chapter text:display="number-and-name" text:outline-level="1">10. Test</text:chapter><text:tab/><text:tab/><text:page-number text:select-page="current">25</text:page-number></text:p>
      </style:header>
    </style:master-page>
    <style:master-page style:name="Left_20_Page" style:display-name="Left Page" style:page-layout-name="Mpm3">
      <style:header>
        <text:p text:style-name="MP3"><text:page-number text:select-page="current"/><text:tab/><text:tab/><text:bookmark-ref text:reference-format="number" text:ref-name="__RefNumPara__516_895069372">7</text:bookmark-ref> <text:bookmark-ref text:reference-format="text" text:ref-name="__RefNumPara__516_895069372">File Cache</text:bookmark-ref></text:p>
      </style:header>
    </style:master-page>
    <style:master-page style:name="First_20_Page" style:display-name="First Page" style:page-layout-name="Mpm4" style:next-style-name="Standard"/>
    <style:master-page style:name="Index" style:page-layout-name="Mpm5"/>
    <style:master-page style:name="Første_20_side_20_TOC" style:display-name="Første side TOC" style:page-layout-name="Mpm6" style:next-style-name="Venstre_20_side_20_TOC"/>
    <style:master-page style:name="Venstre_20_side_20_TOC" style:display-name="Venstre side TOC" style:page-layout-name="Mpm7" style:next-style-name="Højre_20_side_20_TOC">
      <style:header>
        <text:p text:style-name="MP3"/>
      </style:header>
      <style:header-left>
        <text:p text:style-name="MP4"><text:page-number text:select-page="current"/><text:tab/><text:tab/><text:chapter text:display="name" text:outline-level="1"/></text:p>
      </style:header-left>
    </style:master-page>
    <style:master-page style:name="Højre_20_side_20_TOC" style:display-name="Højre side TOC" style:page-layout-name="Mpm8" style:next-style-name="Venstre_20_side_20_TOC">
      <style:header>
        <text:p text:style-name="MP3"><text:page-number text:select-page="current"/><text:tab/><text:tab/><text:chapter text:display="name" text:outline-level="1"/></text:p>
      </style:header>
      <style:header-left>
        <text:p text:style-name="MP3"/>
      </style:header-left>
    </style:master-page>
    <style:master-page style:name="Første_20_side_20_appendix" style:display-name="Første side appendix" style:page-layout-name="Mpm9" style:next-style-name="Venstre_20_side_20_appendix"/>
    <style:master-page style:name="Højre_20_side_20_appendix" style:display-name="Højre side appendix" style:page-layout-name="Mpm9" style:next-style-name="Venstre_20_side_20_appendix"/>
    <style:master-page style:name="Venstre_20_side_20_appendix" style:display-name="Venstre side appendix" style:page-layout-name="Mpm9" style:next-style-name="Højre_20_side_20_appendi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 Wolf</meta:initial-creator>
    <meta:creation-date>2011-07-17T23:03:39</meta:creation-date>
    <dc:date>2012-08-21T11:33:04</dc:date>
    <dc:creator>Ole Wolf</dc:creator>
    <meta:editing-duration>P2DT1H29M43S</meta:editing-duration>
    <meta:editing-cycles>749</meta:editing-cycles>
    <meta:generator>LibreOffice/3.5$Linux_X86_64 LibreOffice_project/350m1$Build-2</meta:generator>
    <dc:title>aws-s3fs Design</dc:title>
    <dc:subject>Architecture and Design of the aws-s3fs Filesystem</dc:subject>
    <meta:document-statistic meta:table-count="6" meta:image-count="1" meta:object-count="0" meta:page-count="27" meta:paragraph-count="324" meta:word-count="4921" meta:character-count="29355" meta:non-whitespace-character-count="25660"/>
    <meta:user-defined meta:name="License">CC BY-SA 3.0</meta:user-defined>
    <meta:user-defined meta:name="Revision" meta:value-type="float">1</meta:user-defined>
    <meta:user-defined meta:name="Version">0.1</meta:user-defined>
  </office:meta>
</office:document-meta>
</file>